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44%" fo:margin-top="0.635cm" fo:margin-bottom="0.423cm" fo:margin-right="-0.952cm" style:writing-mode="lr-tb"/>
    </style:style>
    <style:style style:name="T1_1" style:family="text">
      <style:text-properties fo:font-size="28pt" style:font-size-asian="28pt" style:font-size-complex="28pt"/>
    </style:style>
    <style:style style:name="T1_2" style:family="text">
      <style:text-properties fo:font-size="28pt" style:font-size-asian="28pt" style:font-size-complex="28pt"/>
    </style:style>
    <style:style style:name="T1_3" style:family="text">
      <style:text-properties fo:font-size="28pt" style:font-size-asian="28pt" style:font-size-complex="28pt"/>
    </style:style>
    <style:style style:name="T1_4" style:family="text">
      <style:text-properties fo:font-size="28pt" style:font-size-asian="28pt" style:font-size-complex="28pt"/>
    </style:style>
    <style:style style:name="T1_5" style:family="text">
      <style:text-properties fo:font-size="28pt" style:font-size-asian="28pt" style:font-size-complex="28pt"/>
    </style:style>
    <style:style style:name="T1_6" style:family="text">
      <style:text-properties fo:font-size="28pt" style:font-size-asian="28pt" style:font-size-complex="28pt"/>
    </style:style>
    <style:style style:name="T1_7" style:family="text">
      <style:text-properties fo:font-size="28pt" style:font-size-asian="28pt" style:font-size-complex="28pt"/>
    </style:style>
    <style:style style:name="T1_8" style:family="text">
      <style:text-properties fo:font-size="28pt" style:font-size-asian="28pt" style:font-size-complex="28pt"/>
    </style:style>
    <style:style style:name="T1_9" style:family="text">
      <style:text-properties fo:font-size="28pt" style:font-size-asian="28pt" style:font-size-complex="28pt"/>
    </style:style>
    <style:style style:name="T1_10" style:family="text">
      <style:text-properties fo:font-size="28pt" style:font-size-asian="28pt" style:font-size-complex="28pt"/>
    </style:style>
    <style:style style:name="T1_11" style:family="text">
      <style:text-properties fo:color="#00b050" fo:font-size="28pt" style:font-size-asian="28pt" style:font-size-complex="28pt"/>
    </style:style>
    <style:style style:name="T1_12" style:family="text">
      <style:text-properties fo:color="#00b050" fo:font-size="28pt" style:font-size-asian="28pt" style:font-size-complex="28pt"/>
    </style:style>
    <style:style style:name="T1_13" style:family="text">
      <style:text-properties fo:color="#00b050" fo:font-size="28pt" style:font-size-asian="28pt" style:font-size-complex="28pt"/>
    </style:style>
    <style:style style:name="T1_14" style:family="text">
      <style:text-properties fo:color="#00b050" fo:font-size="28pt" style:font-size-asian="28pt" style:font-size-complex="28pt"/>
    </style:style>
    <style:style style:name="T1_15" style:family="text">
      <style:text-properties fo:color="#00b050" fo:font-size="28pt" style:font-size-asian="28pt" style:font-size-complex="28pt"/>
    </style:style>
    <style:style style:name="T1_16" style:family="text">
      <style:text-properties fo:color="#00b050" fo:font-size="28pt" style:font-size-asian="28pt" style:font-size-complex="28pt"/>
    </style:style>
    <style:style style:name="T1_17" style:family="text">
      <style:text-properties fo:color="#00b050" fo:font-size="28pt" style:font-size-asian="28pt" style:font-size-complex="28pt"/>
    </style:style>
    <style:style style:name="P2" style:family="paragraph" style:parent-style-name="Standard">
      <style:paragraph-properties fo:break-before="auto" fo:line-height="115%" style:writing-mode="lr-tb"/>
      <style:text-properties fo:font-size="28pt" style:font-size-asian="28pt" style:font-size-complex="28pt"/>
    </style:style>
    <style:style style:name="P3" style:family="paragraph" style:parent-style-name="Standard">
      <style:paragraph-properties fo:break-before="auto" fo:line-height="115%" style:writing-mode="lr-tb"/>
      <style:text-properties fo:font-size="28pt" style:font-size-asian="28pt" style:font-size-complex="28pt"/>
    </style:style>
    <style:style style:name="P4" style:family="paragraph" style:parent-style-name="Standard">
      <style:paragraph-properties fo:text-align="right" fo:break-before="auto" fo:line-height="144%" fo:margin-top="0.106cm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line-height="144%" fo:margin-top="0.106cm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line-height="144%" fo:margin-top="0.106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T6_5" style:family="text">
      <style:text-properties fo:font-size="12pt" style:font-size-asian="12pt" style:font-size-complex="12pt" fo:font-weight="bold" style:font-weight-asian="bold" style:font-weight-complex="bold"/>
    </style:style>
    <style:style style:name="T6_6" style:family="text">
      <style:text-properties fo:font-size="12pt" style:font-size-asian="12pt" style:font-size-complex="12pt" fo:font-weight="bold" style:font-weight-asian="bold" style:font-weight-complex="bold"/>
    </style:style>
    <style:style style:name="T6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44%" fo:margin-top="0.106cm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44%" fo:margin-top="0.106cm" fo:margin-bottom="0.106cm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T8_3" style:family="text">
      <style:text-properties fo:font-size="12pt" style:font-size-asian="12pt" style:font-size-complex="12pt" fo:font-weight="bold" style:font-weight-asian="bold" style:font-weight-complex="bold"/>
    </style:style>
    <style:style style:name="T8_4" style:family="text">
      <style:text-properties fo:font-size="12pt" style:font-size-asian="12pt" style:font-size-complex="12pt" fo:font-weight="bold" style:font-weight-asian="bold" style:font-weight-complex="bold"/>
    </style:style>
    <style:style style:name="T8_5" style:family="text">
      <style:text-properties fo:font-size="12pt" style:font-size-asian="12pt" style:font-size-complex="12pt" fo:font-weight="bold" style:font-weight-asian="bold" style:font-weight-complex="bold"/>
    </style:style>
    <style:style style:name="T8_6" style:family="text">
      <style:text-properties fo:font-size="12pt" style:font-size-asian="12pt" style:font-size-complex="12pt" fo:font-weight="bold" style:font-weight-asian="bold" style:font-weight-complex="bold"/>
    </style:style>
    <style:style style:name="T8_7" style:family="text">
      <style:text-properties fo:font-size="12pt" style:font-size-asian="12pt" style:font-size-complex="12pt" fo:font-weight="bold" style:font-weight-asian="bold" style:font-weight-complex="bold"/>
    </style:style>
    <style:style style:name="T8_8" style:family="text">
      <style:text-properties fo:font-size="12pt" style:font-size-asian="12pt" style:font-size-complex="12pt" fo:font-weight="bold" style:font-weight-asian="bold" style:font-weight-complex="bold"/>
    </style:style>
    <style:style style:name="T8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0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1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color="#00b050"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color="#00b050"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44%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T11_4" style:family="text">
      <style:text-properties fo:font-size="14pt" style:font-size-asian="14pt" style:font-size-complex="14pt" fo:font-weight="bold" style:font-weight-asian="bold" style:font-weight-complex="bold"/>
    </style:style>
    <style:style style:name="T11_5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5.901cm" fo:margin-left="0cm"/>
    </style:style>
    <style:style style:name="Column1" style:family="table-column">
      <style:table-column-properties style:column-width="2.487cm"/>
    </style:style>
    <style:style style:name="Column2" style:family="table-column">
      <style:table-column-properties style:column-width="1.72cm"/>
    </style:style>
    <style:style style:name="Column3" style:family="table-column">
      <style:table-column-properties style:column-width="7.673cm"/>
    </style:style>
    <style:style style:name="Column4" style:family="table-column">
      <style:table-column-properties style:column-width="4.022cm"/>
    </style:style>
    <style:style style:name="Row1" style:family="table-row"/>
    <style:style style:name="Cell1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2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2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3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3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4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4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5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5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1">
      <style:paragraph-properties fo:text-align="left" fo:break-before="auto" fo:line-height="138%" style:writing-mode="lr-tb"/>
    </style:style>
    <style:style style:name="P41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42" style:family="paragraph" style:parent-style-name="Heading_20_1">
      <style:paragraph-properties fo:break-before="auto" fo:line-height="144%" fo:margin-top="0cm" fo:margin-bottom="0cm" style:writing-mode="lr-tb"/>
    </style:style>
    <style:style style:name="T42_1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text-indent="1.27cm" fo:line-height="138%" style:writing-mode="lr-tb"/>
    </style:style>
    <style:style style:name="T43_1" style:family="text">
      <style:text-properties fo:color="#00b050"/>
    </style:style>
    <style:style style:name="T43_2" style:family="text">
      <style:text-properties fo:color="#00b050"/>
    </style:style>
    <style:style style:name="T43_3" style:family="text">
      <style:text-properties fo:color="#00b050"/>
    </style:style>
    <style:style style:name="T43_4" style:family="text">
      <style:text-properties fo:color="#00b050"/>
    </style:style>
    <style:style style:name="T43_5" style:family="text">
      <style:text-properties fo:color="#00b050"/>
    </style:style>
    <style:style style:name="T43_6" style:family="text">
      <style:text-properties fo:color="#00b050"/>
    </style:style>
    <style:style style:name="T43_7" style:family="text">
      <style:text-properties fo:color="#00b050"/>
    </style:style>
    <style:style style:name="T43_8" style:family="text">
      <style:text-properties fo:color="#00b050"/>
    </style:style>
    <style:style style:name="T43_9" style:family="text">
      <style:text-properties fo:color="#00b050"/>
    </style:style>
    <style:style style:name="T43_10" style:family="text">
      <style:text-properties fo:color="#00b050"/>
    </style:style>
    <style:style style:name="T43_11" style:family="text">
      <style:text-properties fo:color="#00b050"/>
    </style:style>
    <style:style style:name="T43_12" style:family="text">
      <style:text-properties fo:color="#00b050"/>
    </style:style>
    <style:style style:name="T43_13" style:family="text">
      <style:text-properties fo:color="#00b050"/>
    </style:style>
    <style:style style:name="T43_14" style:family="text">
      <style:text-properties fo:color="#00b050"/>
    </style:style>
    <style:style style:name="T43_15" style:family="text">
      <style:text-properties fo:color="#00b050"/>
    </style:style>
    <style:style style:name="T43_16" style:family="text">
      <style:text-properties fo:color="#00b050"/>
    </style:style>
    <style:style style:name="T43_17" style:family="text">
      <style:text-properties fo:color="#00b050"/>
    </style:style>
    <style:style style:name="T43_18" style:family="text">
      <style:text-properties fo:color="#00b050"/>
    </style:style>
    <style:style style:name="T43_19" style:family="text">
      <style:text-properties fo:color="#00b050"/>
    </style:style>
    <style:style style:name="T43_20" style:family="text">
      <style:text-properties fo:color="#00b050"/>
    </style:style>
    <style:style style:name="T43_21" style:family="text">
      <style:text-properties fo:color="#00b050"/>
    </style:style>
    <style:style style:name="T43_22" style:family="text">
      <style:text-properties fo:color="#00b050"/>
    </style:style>
    <style:style style:name="T43_23" style:family="text">
      <style:text-properties fo:color="#00b050"/>
    </style:style>
    <style:style style:name="T43_24" style:family="text">
      <style:text-properties fo:color="#00b050"/>
    </style:style>
    <style:style style:name="T43_25" style:family="text">
      <style:text-properties fo:color="#00b050"/>
    </style:style>
    <style:style style:name="T43_26" style:family="text">
      <style:text-properties fo:color="#00b050"/>
    </style:style>
    <style:style style:name="T43_27" style:family="text">
      <style:text-properties fo:color="#00b050"/>
    </style:style>
    <style:style style:name="T43_28" style:family="text">
      <style:text-properties fo:color="#00b050"/>
    </style:style>
    <style:style style:name="T43_29" style:family="text">
      <style:text-properties fo:color="#00b050"/>
    </style:style>
    <style:style style:name="T43_30" style:family="text">
      <style:text-properties fo:color="#00b050"/>
    </style:style>
    <style:style style:name="T43_31" style:family="text">
      <style:text-properties fo:color="#00b050"/>
    </style:style>
    <style:style style:name="T43_32" style:family="text">
      <style:text-properties fo:color="#00b050"/>
    </style:style>
    <style:style style:name="T43_33" style:family="text">
      <style:text-properties fo:color="#00b050"/>
    </style:style>
    <style:style style:name="T43_34" style:family="text">
      <style:text-properties fo:color="#00b050"/>
    </style:style>
    <style:style style:name="T43_35" style:family="text">
      <style:text-properties fo:color="#00b050"/>
    </style:style>
    <style:style style:name="T43_36" style:family="text"/>
    <style:style style:name="T43_37" style:family="text">
      <style:text-properties fo:color="#00b050"/>
    </style:style>
    <style:style style:name="P44" style:family="paragraph" style:parent-style-name="Heading_20_1">
      <style:paragraph-properties fo:break-before="auto" fo:line-height="115%" fo:margin-top="0cm" fo:margin-bottom="0cm" style:writing-mode="lr-tb"/>
    </style:style>
    <style:style style:name="T44_1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00b050"/>
    </style:style>
    <style:style style:name="T45_2" style:family="text">
      <style:text-properties fo:color="#00b050"/>
    </style:style>
    <style:style style:name="T45_3" style:family="text">
      <style:text-properties fo:color="#00b050"/>
    </style:style>
    <style:style style:name="T45_4" style:family="text">
      <style:text-properties fo:color="#00b050"/>
    </style:style>
    <style:style style:name="T45_5" style:family="text">
      <style:text-properties fo:color="#00b050"/>
    </style:style>
    <style:style style:name="T45_6" style:family="text">
      <style:text-properties fo:color="#00b050"/>
    </style:style>
    <style:style style:name="T45_7" style:family="text">
      <style:text-properties fo:color="#00b050"/>
    </style:style>
    <style:style style:name="T45_8" style:family="text">
      <style:text-properties fo:color="#00b050"/>
    </style:style>
    <style:style style:name="T45_9" style:family="text">
      <style:text-properties fo:color="#00b050"/>
    </style:style>
    <style:style style:name="T45_10" style:family="text">
      <style:text-properties fo:color="#00b050"/>
    </style:style>
    <style:style style:name="T45_11" style:family="text">
      <style:text-properties fo:color="#00b050"/>
    </style:style>
    <style:style style:name="T45_12" style:family="text">
      <style:text-properties fo:color="#00b050"/>
    </style:style>
    <style:style style:name="T45_13" style:family="text">
      <style:text-properties fo:color="#00b050"/>
    </style:style>
    <style:style style:name="T45_14" style:family="text">
      <style:text-properties fo:color="#00b050"/>
    </style:style>
    <style:style style:name="T45_15" style:family="text">
      <style:text-properties fo:color="#00b050"/>
    </style:style>
    <style:style style:name="T45_16" style:family="text">
      <style:text-properties fo:color="#00b050"/>
    </style:style>
    <style:style style:name="T45_17" style:family="text">
      <style:text-properties fo:color="#00b050"/>
    </style:style>
    <style:style style:name="T45_18" style:family="text">
      <style:text-properties fo:color="#00b050"/>
    </style:style>
    <style:style style:name="T45_19" style:family="text">
      <style:text-properties fo:color="#00b050"/>
    </style:style>
    <style:style style:name="T45_20" style:family="text">
      <style:text-properties fo:color="#00b050"/>
    </style:style>
    <style:style style:name="T45_21" style:family="text">
      <style:text-properties fo:color="#00b050"/>
    </style:style>
    <style:style style:name="T45_22" style:family="text">
      <style:text-properties fo:color="#00b050"/>
    </style:style>
    <style:style style:name="T45_23" style:family="text">
      <style:text-properties fo:color="#00b050"/>
    </style:style>
    <style:style style:name="T45_24" style:family="text">
      <style:text-properties fo:color="#00b050"/>
    </style:style>
    <style:style style:name="T45_25" style:family="text">
      <style:text-properties fo:color="#00b050"/>
    </style:style>
    <style:style style:name="T45_26" style:family="text">
      <style:text-properties fo:color="#00b050"/>
    </style:style>
    <style:style style:name="T45_27" style:family="text">
      <style:text-properties fo:color="#00b050"/>
    </style:style>
    <style:style style:name="T45_28" style:family="text">
      <style:text-properties fo:color="#00b050"/>
    </style:style>
    <style:style style:name="T45_29" style:family="text">
      <style:text-properties fo:color="#00b050"/>
    </style:style>
    <style:style style:name="T45_30" style:family="text">
      <style:text-properties fo:color="#00b050"/>
    </style:style>
    <style:style style:name="T45_31" style:family="text">
      <style:text-properties fo:color="#00b050"/>
    </style:style>
    <style:style style:name="T45_32" style:family="text">
      <style:text-properties fo:color="#00b050"/>
    </style:style>
    <style:style style:name="T45_33" style:family="text">
      <style:text-properties fo:color="#00b050"/>
    </style:style>
    <style:style style:name="T45_34" style:family="text">
      <style:text-properties fo:color="#00b050"/>
    </style:style>
    <style:style style:name="T45_35" style:family="text">
      <style:text-properties fo:color="#00b050"/>
    </style:style>
    <style:style style:name="T45_36" style:family="text">
      <style:text-properties fo:color="#00b050"/>
    </style:style>
    <style:style style:name="T45_37" style:family="text">
      <style:text-properties fo:color="#00b050"/>
    </style:style>
    <style:style style:name="T45_38" style:family="text">
      <style:text-properties fo:color="#00b050"/>
    </style:style>
    <style:style style:name="T45_39" style:family="text">
      <style:text-properties fo:color="#00b050"/>
    </style:style>
    <style:style style:name="T45_40" style:family="text">
      <style:text-properties fo:color="#00b050"/>
    </style:style>
    <style:style style:name="T45_41" style:family="text">
      <style:text-properties fo:color="#00b050"/>
    </style:style>
    <style:style style:name="T45_42" style:family="text">
      <style:text-properties fo:color="#00b050"/>
    </style:style>
    <style:style style:name="T45_43" style:family="text">
      <style:text-properties fo:color="#00b050"/>
    </style:style>
    <style:style style:name="T45_44" style:family="text">
      <style:text-properties fo:color="#00b050"/>
    </style:style>
    <style:style style:name="T45_45" style:family="text">
      <style:text-properties fo:color="#00b050"/>
    </style:style>
    <style:style style:name="T45_46" style:family="text">
      <style:text-properties fo:color="#00b050"/>
    </style:style>
    <style:style style:name="T45_47" style:family="text">
      <style:text-properties fo:color="#00b050"/>
    </style:style>
    <style:style style:name="T45_48" style:family="text">
      <style:text-properties fo:color="#00b050"/>
    </style:style>
    <style:style style:name="T45_49" style:family="text">
      <style:text-properties fo:color="#00b050"/>
    </style:style>
    <style:style style:name="T45_50" style:family="text">
      <style:text-properties fo:color="#00b050"/>
    </style:style>
    <style:style style:name="T45_51" style:family="text">
      <style:text-properties fo:color="#00b050"/>
    </style:style>
    <style:style style:name="T45_52" style:family="text">
      <style:text-properties fo:color="#00b050"/>
    </style:style>
    <style:style style:name="T45_53" style:family="text">
      <style:text-properties fo:color="#00b050"/>
    </style:style>
    <style:style style:name="T45_54" style:family="text">
      <style:text-properties fo:color="#00b050"/>
    </style:style>
    <style:style style:name="T45_55" style:family="text">
      <style:text-properties fo:color="#00b050"/>
    </style:style>
    <style:style style:name="T45_56" style:family="text">
      <style:text-properties fo:color="#00b050"/>
    </style:style>
    <style:style style:name="T45_57" style:family="text">
      <style:text-properties fo:color="#00b050"/>
    </style:style>
    <style:style style:name="T45_58" style:family="text">
      <style:text-properties fo:color="#00b050"/>
    </style:style>
    <style:style style:name="T45_59" style:family="text">
      <style:text-properties fo:color="#00b050"/>
    </style:style>
    <style:style style:name="T45_60" style:family="text">
      <style:text-properties fo:color="#00b050"/>
    </style:style>
    <style:style style:name="T45_61" style:family="text">
      <style:text-properties fo:color="#00b050"/>
    </style:style>
    <style:style style:name="T45_62" style:family="text">
      <style:text-properties fo:color="#00b050"/>
    </style:style>
    <style:style style:name="T45_63" style:family="text">
      <style:text-properties fo:color="#00b050"/>
    </style:style>
    <style:style style:name="T45_64" style:family="text">
      <style:text-properties fo:color="#00b050"/>
    </style:style>
    <style:style style:name="T45_65" style:family="text">
      <style:text-properties fo:color="#00b050"/>
    </style:style>
    <style:style style:name="T45_66" style:family="text">
      <style:text-properties fo:color="#00b050"/>
    </style:style>
    <style:style style:name="T45_67" style:family="text">
      <style:text-properties fo:color="#00b050"/>
    </style:style>
    <style:style style:name="T45_68" style:family="text">
      <style:text-properties fo:color="#00b050"/>
    </style:style>
    <style:style style:name="T45_69" style:family="text">
      <style:text-properties fo:color="#00b050"/>
    </style:style>
    <style:style style:name="P46" style:family="paragraph" style:parent-style-name="Heading_20_2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Heading_20_2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text-indent="0cm" fo:line-height="115%" fo:margin-left="2.54cm" style:writing-mode="lr-tb"/>
    </style:style>
    <style:style style:name="T48_1" style:family="text">
      <style:text-properties fo:color="#00b050"/>
    </style:style>
    <style:style style:name="T48_2" style:family="text">
      <style:text-properties fo:color="#00b050"/>
    </style:style>
    <style:style style:name="T48_3" style:family="text">
      <style:text-properties fo:color="#00b050"/>
    </style:style>
    <style:style style:name="T48_4" style:family="text">
      <style:text-properties fo:color="#00b050"/>
    </style:style>
    <style:style style:name="T48_5" style:family="text">
      <style:text-properties fo:color="#00b050"/>
    </style:style>
    <style:style style:name="T48_6" style:family="text">
      <style:text-properties fo:color="#00b050"/>
    </style:style>
    <style:style style:name="T48_7" style:family="text">
      <style:text-properties fo:color="#00b050"/>
    </style:style>
    <style:style style:name="T48_8" style:family="text">
      <style:text-properties fo:color="#00b050"/>
    </style:style>
    <style:style style:name="T48_9" style:family="text">
      <style:text-properties fo:color="#00b050"/>
    </style:style>
    <style:style style:name="T48_10" style:family="text">
      <style:text-properties fo:color="#00b050"/>
    </style:style>
    <style:style style:name="T48_11" style:family="text">
      <style:text-properties fo:color="#00b050"/>
    </style:style>
    <style:style style:name="T48_12" style:family="text">
      <style:text-properties fo:color="#00b050"/>
    </style:style>
    <style:style style:name="T48_13" style:family="text">
      <style:text-properties fo:color="#00b050"/>
    </style:style>
    <style:style style:name="T48_14" style:family="text">
      <style:text-properties fo:color="#00b050"/>
    </style:style>
    <style:style style:name="T48_15" style:family="text">
      <style:text-properties fo:color="#00b050"/>
    </style:style>
    <style:style style:name="T48_16" style:family="text">
      <style:text-properties fo:color="#00b050"/>
    </style:style>
    <style:style style:name="T48_17" style:family="text">
      <style:text-properties fo:color="#00b050"/>
    </style:style>
    <style:style style:name="T48_18" style:family="text">
      <style:text-properties fo:color="#00b050"/>
    </style:style>
    <style:style style:name="T48_19" style:family="text">
      <style:text-properties fo:color="#00b050"/>
    </style:style>
    <style:style style:name="T48_20" style:family="text">
      <style:text-properties fo:color="#00b050"/>
    </style:style>
    <style:style style:name="T48_21" style:family="text">
      <style:text-properties fo:color="#00b050"/>
    </style:style>
    <style:style style:name="T48_22" style:family="text">
      <style:text-properties fo:color="#00b050"/>
    </style:style>
    <style:style style:name="T48_23" style:family="text">
      <style:text-properties fo:color="#00b050"/>
    </style:style>
    <style:style style:name="T48_24" style:family="text">
      <style:text-properties fo:color="#00b050"/>
    </style:style>
    <style:style style:name="T48_25" style:family="text">
      <style:text-properties fo:color="#00b050"/>
    </style:style>
    <style:style style:name="T48_26" style:family="text">
      <style:text-properties fo:color="#00b050"/>
    </style:style>
    <style:style style:name="T48_27" style:family="text">
      <style:text-properties fo:color="#00b050"/>
    </style:style>
    <style:style style:name="T48_28" style:family="text">
      <style:text-properties fo:color="#00b050"/>
    </style:style>
    <style:style style:name="T48_29" style:family="text">
      <style:text-properties fo:color="#00b050"/>
    </style:style>
    <style:style style:name="T48_30" style:family="text">
      <style:text-properties fo:color="#00b050"/>
    </style:style>
    <style:style style:name="T48_31" style:family="text">
      <style:text-properties fo:color="#00b050"/>
    </style:style>
    <style:style style:name="T48_32" style:family="text">
      <style:text-properties fo:color="#00b050"/>
    </style:style>
    <style:style style:name="T48_33" style:family="text">
      <style:text-properties fo:color="#00b050"/>
    </style:style>
    <style:style style:name="T48_34" style:family="text">
      <style:text-properties fo:color="#00b050"/>
    </style:style>
    <style:style style:name="T48_35" style:family="text">
      <style:text-properties fo:color="#00b050"/>
    </style:style>
    <style:style style:name="T48_36" style:family="text">
      <style:text-properties fo:color="#00b050"/>
    </style:style>
    <style:style style:name="T48_37" style:family="text">
      <style:text-properties fo:color="#00b050"/>
    </style:style>
    <style:style style:name="T48_38" style:family="text">
      <style:text-properties fo:color="#00b050"/>
    </style:style>
    <style:style style:name="T48_39" style:family="text">
      <style:text-properties fo:color="#00b050"/>
    </style:style>
    <style:style style:name="T48_40" style:family="text">
      <style:text-properties fo:color="#00b050"/>
    </style:style>
    <style:style style:name="T48_41" style:family="text">
      <style:text-properties fo:color="#00b050"/>
    </style:style>
    <style:style style:name="T48_42" style:family="text">
      <style:text-properties fo:color="#00b050"/>
    </style:style>
    <style:style style:name="T48_43" style:family="text">
      <style:text-properties fo:color="#00b050"/>
    </style:style>
    <style:style style:name="T48_44" style:family="text">
      <style:text-properties fo:color="#00b050"/>
    </style:style>
    <style:style style:name="T48_45" style:family="text">
      <style:text-properties fo:color="#00b050"/>
    </style:style>
    <style:style style:name="T48_46" style:family="text">
      <style:text-properties fo:color="#00b050"/>
    </style:style>
    <style:style style:name="T48_47" style:family="text">
      <style:text-properties fo:color="#00b050"/>
    </style:style>
    <style:style style:name="T48_48" style:family="text">
      <style:text-properties fo:color="#00b050"/>
    </style:style>
    <style:style style:name="T48_49" style:family="text">
      <style:text-properties fo:color="#00b050"/>
    </style:style>
    <style:style style:name="T48_50" style:family="text">
      <style:text-properties fo:color="#00b050"/>
    </style:style>
    <style:style style:name="T48_51" style:family="text">
      <style:text-properties fo:color="#00b050"/>
    </style:style>
    <style:style style:name="T48_52" style:family="text">
      <style:text-properties fo:color="#00b050"/>
    </style:style>
    <style:style style:name="T48_53" style:family="text">
      <style:text-properties fo:color="#00b050"/>
    </style:style>
    <style:style style:name="T48_54" style:family="text">
      <style:text-properties fo:color="#00b050"/>
    </style:style>
    <style:style style:name="T48_55" style:family="text">
      <style:text-properties fo:color="#00b050"/>
    </style:style>
    <style:style style:name="T48_56" style:family="text">
      <style:text-properties fo:color="#00b050"/>
    </style:style>
    <style:style style:name="T48_57" style:family="text">
      <style:text-properties fo:color="#00b050"/>
    </style:style>
    <style:style style:name="T48_58" style:family="text">
      <style:text-properties fo:color="#00b050"/>
    </style:style>
    <style:style style:name="T48_59" style:family="text">
      <style:text-properties fo:color="#00b050"/>
    </style:style>
    <style:style style:name="T48_60" style:family="text">
      <style:text-properties fo:color="#00b050"/>
    </style:style>
    <style:style style:name="T48_61" style:family="text">
      <style:text-properties fo:color="#00b050"/>
    </style:style>
    <style:style style:name="T48_62" style:family="text">
      <style:text-properties fo:color="#00b050"/>
    </style:style>
    <style:style style:name="T48_63" style:family="text">
      <style:text-properties fo:color="#00b050"/>
    </style:style>
    <style:style style:name="T48_64" style:family="text">
      <style:text-properties fo:color="#00b050"/>
    </style:style>
    <style:style style:name="T48_65" style:family="text">
      <style:text-properties fo:color="#00b050"/>
    </style:style>
    <style:style style:name="T48_66" style:family="text">
      <style:text-properties fo:color="#00b050"/>
    </style:style>
    <style:style style:name="T48_67" style:family="text">
      <style:text-properties fo:color="#00b050"/>
    </style:style>
    <style:style style:name="T48_68" style:family="text">
      <style:text-properties fo:color="#00b050"/>
    </style:style>
    <style:style style:name="T48_69" style:family="text">
      <style:text-properties fo:color="#00b050"/>
    </style:style>
    <style:style style:name="P49" style:family="paragraph" style:parent-style-name="Heading_20_2">
      <style:paragraph-properties fo:break-before="auto" fo:line-height="115%" fo:margin-top="0cm" fo:margin-bottom="0cm" style:writing-mode="lr-tb"/>
    </style:style>
    <style:style style:name="T49_1" style:family="text"/>
    <style:style style:name="P50" style:family="paragraph" style:parent-style-name="Standard">
      <style:paragraph-properties fo:break-before="auto" fo:text-indent="0cm" fo:line-height="115%" fo:margin-left="2.54cm" style:writing-mode="lr-tb"/>
    </style:style>
    <style:style style:name="T50_1" style:family="text">
      <style:text-properties fo:color="#00b050"/>
    </style:style>
    <style:style style:name="T50_2" style:family="text">
      <style:text-properties fo:color="#00b050"/>
    </style:style>
    <style:style style:name="T50_3" style:family="text">
      <style:text-properties fo:color="#00b050"/>
    </style:style>
    <style:style style:name="T50_4" style:family="text">
      <style:text-properties fo:color="#00b050"/>
    </style:style>
    <style:style style:name="T50_5" style:family="text">
      <style:text-properties fo:color="#00b050"/>
    </style:style>
    <style:style style:name="T50_6" style:family="text">
      <style:text-properties fo:color="#00b050"/>
    </style:style>
    <style:style style:name="T50_7" style:family="text">
      <style:text-properties fo:color="#00b050"/>
    </style:style>
    <style:style style:name="T50_8" style:family="text">
      <style:text-properties fo:color="#00b050"/>
    </style:style>
    <style:style style:name="T50_9" style:family="text">
      <style:text-properties fo:color="#00b050"/>
    </style:style>
    <style:style style:name="T50_10" style:family="text">
      <style:text-properties fo:color="#00b050"/>
    </style:style>
    <style:style style:name="T50_11" style:family="text">
      <style:text-properties fo:color="#00b050"/>
    </style:style>
    <style:style style:name="T50_12" style:family="text">
      <style:text-properties fo:color="#00b050"/>
    </style:style>
    <style:style style:name="T50_13" style:family="text">
      <style:text-properties fo:color="#00b050"/>
    </style:style>
    <style:style style:name="T50_14" style:family="text">
      <style:text-properties fo:color="#00b050"/>
    </style:style>
    <style:style style:name="T50_15" style:family="text">
      <style:text-properties fo:color="#00b050"/>
    </style:style>
    <style:style style:name="T50_16" style:family="text">
      <style:text-properties fo:color="#00b050"/>
    </style:style>
    <style:style style:name="T50_17" style:family="text">
      <style:text-properties fo:color="#00b050"/>
    </style:style>
    <style:style style:name="T50_18" style:family="text">
      <style:text-properties fo:color="#00b050"/>
    </style:style>
    <style:style style:name="T50_19" style:family="text">
      <style:text-properties fo:color="#00b050"/>
    </style:style>
    <style:style style:name="T50_20" style:family="text">
      <style:text-properties fo:color="#00b050"/>
    </style:style>
    <style:style style:name="T50_21" style:family="text">
      <style:text-properties fo:color="#00b050"/>
    </style:style>
    <style:style style:name="T50_22" style:family="text">
      <style:text-properties fo:color="#00b050"/>
    </style:style>
    <style:style style:name="T50_23" style:family="text">
      <style:text-properties fo:color="#00b050"/>
    </style:style>
    <style:style style:name="T50_24" style:family="text">
      <style:text-properties fo:color="#00b050"/>
    </style:style>
    <style:style style:name="T50_25" style:family="text">
      <style:text-properties fo:color="#00b050"/>
    </style:style>
    <style:style style:name="T50_26" style:family="text">
      <style:text-properties fo:color="#00b050"/>
    </style:style>
    <style:style style:name="T50_27" style:family="text">
      <style:text-properties fo:color="#00b050"/>
    </style:style>
    <style:style style:name="T50_28" style:family="text">
      <style:text-properties fo:color="#00b050"/>
    </style:style>
    <style:style style:name="T50_29" style:family="text">
      <style:text-properties fo:color="#00b050"/>
    </style:style>
    <style:style style:name="T50_30" style:family="text">
      <style:text-properties fo:color="#00b050"/>
    </style:style>
    <style:style style:name="T50_31" style:family="text">
      <style:text-properties fo:color="#00b050"/>
    </style:style>
    <style:style style:name="T50_32" style:family="text">
      <style:text-properties fo:color="#00b050"/>
    </style:style>
    <style:style style:name="T50_33" style:family="text">
      <style:text-properties fo:color="#00b050"/>
    </style:style>
    <style:style style:name="T50_34" style:family="text">
      <style:text-properties fo:color="#00b050"/>
    </style:style>
    <style:style style:name="T50_35" style:family="text">
      <style:text-properties fo:color="#00b050"/>
    </style:style>
    <style:style style:name="T50_36" style:family="text">
      <style:text-properties fo:color="#00b050"/>
    </style:style>
    <style:style style:name="T50_37" style:family="text">
      <style:text-properties fo:color="#00b050"/>
    </style:style>
    <style:style style:name="T50_38" style:family="text">
      <style:text-properties fo:color="#00b050"/>
    </style:style>
    <style:style style:name="T50_39" style:family="text">
      <style:text-properties fo:color="#00b050"/>
    </style:style>
    <style:style style:name="T50_40" style:family="text">
      <style:text-properties fo:color="#00b050"/>
    </style:style>
    <style:style style:name="T50_41" style:family="text">
      <style:text-properties fo:color="#00b050"/>
    </style:style>
    <style:style style:name="T50_42" style:family="text">
      <style:text-properties fo:color="#00b050"/>
    </style:style>
    <style:style style:name="T50_43" style:family="text">
      <style:text-properties fo:color="#00b050"/>
    </style:style>
    <style:style style:name="T50_44" style:family="text">
      <style:text-properties fo:color="#00b050"/>
    </style:style>
    <style:style style:name="T50_45" style:family="text">
      <style:text-properties fo:color="#00b050"/>
    </style:style>
    <style:style style:name="T50_46" style:family="text">
      <style:text-properties fo:color="#00b050"/>
    </style:style>
    <style:style style:name="T50_47" style:family="text">
      <style:text-properties fo:color="#00b050"/>
    </style:style>
    <style:style style:name="T50_48" style:family="text">
      <style:text-properties fo:color="#00b050"/>
    </style:style>
    <style:style style:name="T50_49" style:family="text">
      <style:text-properties fo:color="#00b050"/>
    </style:style>
    <style:style style:name="T50_50" style:family="text">
      <style:text-properties fo:color="#00b050"/>
    </style:style>
    <style:style style:name="T50_51" style:family="text">
      <style:text-properties fo:color="#00b050"/>
    </style:style>
    <style:style style:name="T50_52" style:family="text">
      <style:text-properties fo:color="#00b050"/>
    </style:style>
    <style:style style:name="T50_53" style:family="text">
      <style:text-properties fo:color="#00b050"/>
    </style:style>
    <style:style style:name="T50_54" style:family="text">
      <style:text-properties fo:color="#00b050"/>
    </style:style>
    <style:style style:name="T50_55" style:family="text">
      <style:text-properties fo:color="#00b050"/>
    </style:style>
    <style:style style:name="T50_56" style:family="text">
      <style:text-properties fo:color="#00b050"/>
    </style:style>
    <style:style style:name="T50_57" style:family="text">
      <style:text-properties fo:color="#00b050"/>
    </style:style>
    <style:style style:name="T50_58" style:family="text">
      <style:text-properties fo:color="#00b050"/>
    </style:style>
    <style:style style:name="T50_59" style:family="text">
      <style:text-properties fo:color="#00b050"/>
    </style:style>
    <style:style style:name="T50_60" style:family="text">
      <style:text-properties fo:color="#00b050"/>
    </style:style>
    <style:style style:name="T50_61" style:family="text">
      <style:text-properties fo:color="#00b050"/>
    </style:style>
    <style:style style:name="P51" style:family="paragraph" style:parent-style-name="Heading_20_2">
      <style:paragraph-properties fo:break-before="auto" fo:line-height="115%" fo:margin-top="0cm" fo:margin-bottom="0cm" style:writing-mode="lr-tb"/>
    </style:style>
    <style:style style:name="T51_1" style:family="text"/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color="#00b050"/>
    </style:style>
    <style:style style:name="T53_2" style:family="text">
      <style:text-properties fo:color="#00b050"/>
    </style:style>
    <style:style style:name="T53_3" style:family="text">
      <style:text-properties fo:color="#00b050"/>
    </style:style>
    <style:style style:name="T53_4" style:family="text">
      <style:text-properties fo:color="#00b050"/>
    </style:style>
    <style:style style:name="T53_5" style:family="text">
      <style:text-properties fo:color="#00b050"/>
    </style:style>
    <style:style style:name="T53_6" style:family="text">
      <style:text-properties fo:color="#00b050"/>
    </style:style>
    <style:style style:name="T53_7" style:family="text">
      <style:text-properties fo:color="#00b050"/>
    </style:style>
    <style:style style:name="T53_8" style:family="text">
      <style:text-properties fo:color="#00b050"/>
    </style:style>
    <style:style style:name="T53_9" style:family="text">
      <style:text-properties fo:color="#00b050"/>
    </style:style>
    <style:style style:name="T53_10" style:family="text">
      <style:text-properties fo:color="#00b050"/>
    </style:style>
    <style:style style:name="T53_11" style:family="text">
      <style:text-properties fo:color="#00b050"/>
    </style:style>
    <style:style style:name="T53_12" style:family="text">
      <style:text-properties fo:color="#00b050"/>
    </style:style>
    <style:style style:name="T53_13" style:family="text">
      <style:text-properties fo:color="#00b050"/>
    </style:style>
    <style:style style:name="T53_14" style:family="text">
      <style:text-properties fo:color="#00b050"/>
    </style:style>
    <style:style style:name="T53_15" style:family="text">
      <style:text-properties fo:color="#00b050"/>
    </style:style>
    <style:style style:name="T53_16" style:family="text">
      <style:text-properties fo:color="#00b050"/>
    </style:style>
    <style:style style:name="T53_17" style:family="text">
      <style:text-properties fo:color="#00b050"/>
    </style:style>
    <style:style style:name="T53_18" style:family="text">
      <style:text-properties fo:color="#00b050"/>
    </style:style>
    <style:style style:name="T53_19" style:family="text">
      <style:text-properties fo:color="#00b050"/>
    </style:style>
    <style:style style:name="T53_20" style:family="text">
      <style:text-properties fo:color="#00b050"/>
    </style:style>
    <style:style style:name="T53_21" style:family="text">
      <style:text-properties fo:color="#00b050"/>
    </style:style>
    <style:style style:name="T53_22" style:family="text">
      <style:text-properties fo:color="#00b050"/>
    </style:style>
    <style:style style:name="T53_23" style:family="text">
      <style:text-properties fo:color="#00b050"/>
    </style:style>
    <style:style style:name="T53_24" style:family="text">
      <style:text-properties fo:color="#00b050"/>
    </style:style>
    <style:style style:name="T53_25" style:family="text">
      <style:text-properties fo:color="#00b050"/>
    </style:style>
    <style:style style:name="T53_26" style:family="text">
      <style:text-properties fo:color="#00b050"/>
    </style:style>
    <style:style style:name="T53_27" style:family="text">
      <style:text-properties fo:color="#00b050"/>
    </style:style>
    <style:style style:name="T53_28" style:family="text">
      <style:text-properties fo:color="#00b050"/>
    </style:style>
    <style:style style:name="T53_29" style:family="text">
      <style:text-properties fo:color="#00b050"/>
    </style:style>
    <style:style style:name="T53_30" style:family="text">
      <style:text-properties fo:color="#00b050"/>
    </style:style>
    <style:style style:name="T53_31" style:family="text">
      <style:text-properties fo:color="#00b050"/>
    </style:style>
    <style:style style:name="T53_32" style:family="text">
      <style:text-properties fo:color="#00b050"/>
    </style:style>
    <style:style style:name="T53_33" style:family="text">
      <style:text-properties fo:color="#00b050"/>
    </style:style>
    <style:style style:name="T53_34" style:family="text">
      <style:text-properties fo:color="#00b050"/>
    </style:style>
    <style:style style:name="T53_35" style:family="text">
      <style:text-properties fo:color="#00b050"/>
    </style:style>
    <style:style style:name="T53_36" style:family="text">
      <style:text-properties fo:color="#00b050"/>
    </style:style>
    <style:style style:name="T53_37" style:family="text">
      <style:text-properties fo:color="#00b050"/>
    </style:style>
    <style:style style:name="T53_38" style:family="text">
      <style:text-properties fo:color="#00b050"/>
    </style:style>
    <style:style style:name="T53_39" style:family="text">
      <style:text-properties fo:color="#00b050"/>
    </style:style>
    <style:style style:name="T53_40" style:family="text">
      <style:text-properties fo:color="#00b050"/>
    </style:style>
    <style:style style:name="T53_41" style:family="text">
      <style:text-properties fo:color="#00b050"/>
    </style:style>
    <style:style style:name="T53_42" style:family="text">
      <style:text-properties fo:color="#00b050"/>
    </style:style>
    <style:style style:name="T53_43" style:family="text">
      <style:text-properties fo:color="#00b050"/>
    </style:style>
    <style:style style:name="T53_44" style:family="text">
      <style:text-properties fo:color="#00b050"/>
    </style:style>
    <style:style style:name="T53_45" style:family="text">
      <style:text-properties fo:color="#00b050"/>
    </style:style>
    <style:style style:name="T53_46" style:family="text">
      <style:text-properties fo:color="#00b050"/>
    </style:style>
    <style:style style:name="T53_47" style:family="text">
      <style:text-properties fo:color="#00b050"/>
    </style:style>
    <style:style style:name="T53_48" style:family="text">
      <style:text-properties fo:color="#00b050"/>
    </style:style>
    <style:style style:name="T53_49" style:family="text">
      <style:text-properties fo:color="#00b050"/>
    </style:style>
    <style:style style:name="T53_50" style:family="text">
      <style:text-properties fo:color="#00b050"/>
    </style:style>
    <style:style style:name="T53_51" style:family="text">
      <style:text-properties fo:color="#00b050"/>
    </style:style>
    <style:style style:name="T53_52" style:family="text">
      <style:text-properties fo:color="#00b050"/>
    </style:style>
    <style:style style:name="T53_53" style:family="text">
      <style:text-properties fo:color="#00b050"/>
    </style:style>
    <style:style style:name="T53_54" style:family="text">
      <style:text-properties fo:color="#00b050"/>
    </style:style>
    <style:style style:name="T53_55" style:family="text">
      <style:text-properties fo:color="#00b050"/>
    </style:style>
    <style:style style:name="T53_56" style:family="text">
      <style:text-properties fo:color="#00b050"/>
    </style:style>
    <style:style style:name="T53_57" style:family="text">
      <style:text-properties fo:color="#00b050"/>
    </style:style>
    <style:style style:name="T53_58" style:family="text">
      <style:text-properties fo:color="#00b050"/>
    </style:style>
    <style:style style:name="T53_59" style:family="text">
      <style:text-properties fo:color="#00b050"/>
    </style:style>
    <style:style style:name="T53_60" style:family="text">
      <style:text-properties fo:color="#00b050"/>
    </style:style>
    <style:style style:name="T53_61" style:family="text">
      <style:text-properties fo:color="#00b050"/>
    </style:style>
    <style:style style:name="T53_62" style:family="text">
      <style:text-properties fo:color="#00b050"/>
    </style:style>
    <style:style style:name="T53_63" style:family="text">
      <style:text-properties fo:color="#00b050"/>
    </style:style>
    <style:style style:name="T53_64" style:family="text">
      <style:text-properties fo:color="#00b050"/>
    </style:style>
    <style:style style:name="T53_65" style:family="text">
      <style:text-properties fo:color="#00b050"/>
    </style:style>
    <style:style style:name="T53_66" style:family="text">
      <style:text-properties fo:color="#00b050"/>
    </style:style>
    <style:style style:name="T53_67" style:family="text">
      <style:text-properties fo:color="#00b050"/>
    </style:style>
    <style:style style:name="T53_68" style:family="text">
      <style:text-properties fo:color="#00b050"/>
    </style:style>
    <style:style style:name="T53_69" style:family="text">
      <style:text-properties fo:color="#00b050"/>
    </style:style>
    <style:style style:name="T53_70" style:family="text">
      <style:text-properties fo:color="#00b050"/>
    </style:style>
    <style:style style:name="T53_71" style:family="text">
      <style:text-properties fo:color="#00b050"/>
    </style:style>
    <style:style style:name="T53_72" style:family="text">
      <style:text-properties fo:color="#00b050"/>
    </style:style>
    <style:style style:name="T53_73" style:family="text">
      <style:text-properties fo:color="#00b050"/>
    </style:style>
    <style:style style:name="T53_74" style:family="text">
      <style:text-properties fo:color="#00b050"/>
    </style:style>
    <style:style style:name="T53_75" style:family="text">
      <style:text-properties fo:color="#00b050"/>
    </style:style>
    <style:style style:name="T53_76" style:family="text">
      <style:text-properties fo:color="#00b050"/>
    </style:style>
    <style:style style:name="T53_77" style:family="text">
      <style:text-properties fo:color="#00b050"/>
    </style:style>
    <style:style style:name="T53_78" style:family="text">
      <style:text-properties fo:color="#00b050"/>
    </style:style>
    <style:style style:name="T53_79" style:family="text">
      <style:text-properties fo:color="#00b050"/>
    </style:style>
    <style:style style:name="T53_80" style:family="text">
      <style:text-properties fo:color="#00b050"/>
    </style:style>
    <style:style style:name="T53_81" style:family="text">
      <style:text-properties fo:color="#00b050"/>
    </style:style>
    <style:style style:name="T53_82" style:family="text">
      <style:text-properties fo:color="#00b050"/>
    </style:style>
    <style:style style:name="T53_83" style:family="text">
      <style:text-properties fo:color="#00b050"/>
    </style:style>
    <style:style style:name="T53_84" style:family="text">
      <style:text-properties fo:color="#00b050"/>
    </style:style>
    <style:style style:name="T53_85" style:family="text">
      <style:text-properties fo:color="#00b050"/>
    </style:style>
    <style:style style:name="T53_86" style:family="text">
      <style:text-properties fo:color="#00b050"/>
    </style:style>
    <style:style style:name="T53_87" style:family="text">
      <style:text-properties fo:color="#00b050"/>
    </style:style>
    <style:style style:name="T53_88" style:family="text">
      <style:text-properties fo:color="#00b050"/>
    </style:style>
    <style:style style:name="T53_89" style:family="text">
      <style:text-properties fo:color="#00b050"/>
    </style:style>
    <style:style style:name="T53_90" style:family="text">
      <style:text-properties fo:color="#00b050"/>
    </style:style>
    <style:style style:name="T53_91" style:family="text">
      <style:text-properties fo:color="#00b050"/>
    </style:style>
    <style:style style:name="T53_92" style:family="text">
      <style:text-properties fo:color="#00b050"/>
    </style:style>
    <style:style style:name="T53_93" style:family="text">
      <style:text-properties fo:color="#00b050"/>
    </style:style>
    <style:style style:name="T53_94" style:family="text">
      <style:text-properties fo:color="#00b050"/>
    </style:style>
    <style:style style:name="T53_95" style:family="text">
      <style:text-properties fo:color="#00b050"/>
    </style:style>
    <style:style style:name="T53_96" style:family="text">
      <style:text-properties fo:color="#00b050"/>
    </style:style>
    <style:style style:name="T53_97" style:family="text">
      <style:text-properties fo:color="#00b050"/>
    </style:style>
    <style:style style:name="T53_98" style:family="text">
      <style:text-properties fo:color="#00b050"/>
    </style:style>
    <style:style style:name="T53_99" style:family="text">
      <style:text-properties fo:color="#00b050"/>
    </style:style>
    <style:style style:name="T53_100" style:family="text">
      <style:text-properties fo:color="#00b050"/>
    </style:style>
    <style:style style:name="T53_101" style:family="text">
      <style:text-properties fo:color="#00b050"/>
    </style:style>
    <style:style style:name="T53_102" style:family="text">
      <style:text-properties fo:color="#00b050"/>
    </style:style>
    <style:style style:name="T53_103" style:family="text">
      <style:text-properties fo:color="#00b050"/>
    </style:style>
    <style:style style:name="T53_104" style:family="text">
      <style:text-properties fo:color="#00b050"/>
    </style:style>
    <style:style style:name="T53_105" style:family="text">
      <style:text-properties fo:color="#00b050"/>
    </style:style>
    <style:style style:name="T53_106" style:family="text">
      <style:text-properties fo:color="#00b050"/>
    </style:style>
    <style:style style:name="T53_107" style:family="text">
      <style:text-properties fo:color="#00b050"/>
    </style:style>
    <style:style style:name="T53_108" style:family="text">
      <style:text-properties fo:color="#00b050"/>
    </style:style>
    <style:style style:name="T53_109" style:family="text">
      <style:text-properties fo:color="#00b050"/>
    </style:style>
    <style:style style:name="T53_110" style:family="text">
      <style:text-properties fo:color="#00b050"/>
    </style:style>
    <style:style style:name="T53_111" style:family="text">
      <style:text-properties fo:color="#00b050"/>
    </style:style>
    <style:style style:name="T53_112" style:family="text">
      <style:text-properties fo:color="#00b050"/>
    </style:style>
    <style:style style:name="T53_113" style:family="text">
      <style:text-properties fo:color="#00b050"/>
    </style:style>
    <style:style style:name="T53_114" style:family="text">
      <style:text-properties fo:color="#00b050"/>
    </style:style>
    <style:style style:name="T53_115" style:family="text">
      <style:text-properties fo:color="#00b050"/>
    </style:style>
    <style:style style:name="T53_116" style:family="text">
      <style:text-properties fo:color="#00b050"/>
    </style:style>
    <style:style style:name="T53_117" style:family="text">
      <style:text-properties fo:color="#00b050"/>
    </style:style>
    <style:style style:name="T53_118" style:family="text">
      <style:text-properties fo:color="#00b050"/>
    </style:style>
    <style:style style:name="T53_119" style:family="text">
      <style:text-properties fo:color="#00b050"/>
    </style:style>
    <style:style style:name="T53_120" style:family="text">
      <style:text-properties fo:color="#00b050"/>
    </style:style>
    <style:style style:name="T53_121" style:family="text">
      <style:text-properties fo:color="#00b050"/>
    </style:style>
    <style:style style:name="T53_122" style:family="text">
      <style:text-properties fo:color="#00b050"/>
    </style:style>
    <style:style style:name="T53_123" style:family="text">
      <style:text-properties fo:color="#00b050"/>
    </style:style>
    <style:style style:name="T53_124" style:family="text">
      <style:text-properties fo:color="#00b050"/>
    </style:style>
    <style:style style:name="T53_125" style:family="text">
      <style:text-properties fo:color="#00b050"/>
    </style:style>
    <style:style style:name="T53_126" style:family="text">
      <style:text-properties fo:color="#00b050"/>
    </style:style>
    <style:style style:name="T53_127" style:family="text">
      <style:text-properties fo:color="#00b050"/>
    </style:style>
    <style:style style:name="T53_128" style:family="text">
      <style:text-properties fo:color="#00b050"/>
    </style:style>
    <style:style style:name="T53_129" style:family="text">
      <style:text-properties fo:color="#00b050"/>
    </style:style>
    <style:style style:name="T53_130" style:family="text">
      <style:text-properties fo:color="#00b050"/>
    </style:style>
    <style:style style:name="T53_131" style:family="text">
      <style:text-properties fo:color="#00b050"/>
    </style:style>
    <style:style style:name="T53_132" style:family="text">
      <style:text-properties fo:color="#00b050"/>
    </style:style>
    <style:style style:name="T53_133" style:family="text">
      <style:text-properties fo:color="#00b050"/>
    </style:style>
    <style:style style:name="T53_134" style:family="text">
      <style:text-properties fo:color="#00b050"/>
    </style:style>
    <style:style style:name="T53_135" style:family="text">
      <style:text-properties fo:color="#00b050"/>
    </style:style>
    <style:style style:name="T53_136" style:family="text">
      <style:text-properties fo:color="#00b050"/>
    </style:style>
    <style:style style:name="T53_137" style:family="text">
      <style:text-properties fo:color="#00b050"/>
    </style:style>
    <style:style style:name="T53_138" style:family="text">
      <style:text-properties fo:color="#00b050"/>
    </style:style>
    <style:style style:name="T53_139" style:family="text">
      <style:text-properties fo:color="#00b050"/>
    </style:style>
    <style:style style:name="T53_140" style:family="text">
      <style:text-properties fo:color="#00b050"/>
    </style:style>
    <style:style style:name="T53_141" style:family="text">
      <style:text-properties fo:color="#00b050"/>
    </style:style>
    <style:style style:name="T53_142" style:family="text">
      <style:text-properties fo:color="#00b050"/>
    </style:style>
    <style:style style:name="T53_143" style:family="text">
      <style:text-properties fo:color="#00b050"/>
    </style:style>
    <style:style style:name="T53_144" style:family="text">
      <style:text-properties fo:color="#00b050"/>
    </style:style>
    <style:style style:name="T53_145" style:family="text">
      <style:text-properties fo:color="#00b050"/>
    </style:style>
    <style:style style:name="T53_146" style:family="text">
      <style:text-properties fo:color="#00b050"/>
    </style:style>
    <style:style style:name="T53_147" style:family="text">
      <style:text-properties fo:color="#00b050"/>
    </style:style>
    <style:style style:name="T53_148" style:family="text">
      <style:text-properties fo:color="#00b050"/>
    </style:style>
    <style:style style:name="T53_149" style:family="text">
      <style:text-properties fo:color="#00b050"/>
    </style:style>
    <style:style style:name="T53_150" style:family="text">
      <style:text-properties fo:color="#00b050"/>
    </style:style>
    <style:style style:name="T53_151" style:family="text">
      <style:text-properties fo:color="#00b050"/>
    </style:style>
    <style:style style:name="T53_152" style:family="text">
      <style:text-properties fo:color="#00b050"/>
    </style:style>
    <style:style style:name="T53_153" style:family="text">
      <style:text-properties fo:color="#00b050"/>
    </style:style>
    <style:style style:name="T53_154" style:family="text">
      <style:text-properties fo:color="#00b050"/>
    </style:style>
    <style:style style:name="T53_155" style:family="text">
      <style:text-properties fo:color="#00b050"/>
    </style:style>
    <style:style style:name="T53_156" style:family="text">
      <style:text-properties fo:color="#00b050"/>
    </style:style>
    <style:style style:name="T53_157" style:family="text">
      <style:text-properties fo:color="#00b050"/>
    </style:style>
    <style:style style:name="T53_158" style:family="text">
      <style:text-properties fo:color="#00b050"/>
    </style:style>
    <style:style style:name="T53_159" style:family="text">
      <style:text-properties fo:color="#00b050"/>
    </style:style>
    <style:style style:name="T53_160" style:family="text">
      <style:text-properties fo:color="#00b050"/>
    </style:style>
    <style:style style:name="T53_161" style:family="text">
      <style:text-properties fo:color="#00b050"/>
    </style:style>
    <style:style style:name="T53_162" style:family="text">
      <style:text-properties fo:color="#00b050"/>
    </style:style>
    <style:style style:name="T53_163" style:family="text">
      <style:text-properties fo:color="#00b050"/>
    </style:style>
    <style:style style:name="T53_164" style:family="text">
      <style:text-properties fo:color="#00b050"/>
    </style:style>
    <style:style style:name="T53_165" style:family="text">
      <style:text-properties fo:color="#00b050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1">
      <style:paragraph-properties fo:break-before="auto" fo:line-height="115%" fo:margin-top="0cm" fo:margin-bottom="0cm" style:writing-mode="lr-tb"/>
    </style:style>
    <style:style style:name="T56_1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color="#00b050"/>
    </style:style>
    <style:style style:name="T57_2" style:family="text">
      <style:text-properties fo:color="#00b050"/>
    </style:style>
    <style:style style:name="T57_3" style:family="text">
      <style:text-properties fo:color="#00b050"/>
    </style:style>
    <style:style style:name="T57_4" style:family="text">
      <style:text-properties fo:color="#00b050"/>
    </style:style>
    <style:style style:name="T57_5" style:family="text">
      <style:text-properties fo:color="#00b050"/>
    </style:style>
    <style:style style:name="T57_6" style:family="text">
      <style:text-properties fo:color="#00b050"/>
    </style:style>
    <style:style style:name="T57_7" style:family="text">
      <style:text-properties fo:color="#00b050"/>
    </style:style>
    <style:style style:name="T57_8" style:family="text">
      <style:text-properties fo:color="#00b050"/>
    </style:style>
    <style:style style:name="T57_9" style:family="text">
      <style:text-properties fo:color="#00b050"/>
    </style:style>
    <style:style style:name="T57_10" style:family="text">
      <style:text-properties fo:color="#00b050"/>
    </style:style>
    <style:style style:name="T57_11" style:family="text">
      <style:text-properties fo:color="#00b050"/>
    </style:style>
    <style:style style:name="T57_12" style:family="text">
      <style:text-properties fo:color="#00b050"/>
    </style:style>
    <style:style style:name="T57_13" style:family="text">
      <style:text-properties fo:color="#00b050"/>
    </style:style>
    <style:style style:name="T57_14" style:family="text">
      <style:text-properties fo:color="#00b050"/>
    </style:style>
    <style:style style:name="T57_15" style:family="text">
      <style:text-properties fo:color="#00b050"/>
    </style:style>
    <style:style style:name="T57_16" style:family="text">
      <style:text-properties fo:color="#00b050"/>
    </style:style>
    <style:style style:name="T57_17" style:family="text">
      <style:text-properties fo:color="#00b050"/>
    </style:style>
    <style:style style:name="T57_18" style:family="text">
      <style:text-properties fo:color="#00b050"/>
    </style:style>
    <style:style style:name="T57_19" style:family="text">
      <style:text-properties fo:color="#00b050"/>
    </style:style>
    <style:style style:name="T57_20" style:family="text">
      <style:text-properties fo:color="#00b050"/>
    </style:style>
    <style:style style:name="T57_21" style:family="text">
      <style:text-properties fo:color="#00b050"/>
    </style:style>
    <style:style style:name="T57_22" style:family="text">
      <style:text-properties fo:color="#00b050"/>
    </style:style>
    <style:style style:name="T57_23" style:family="text">
      <style:text-properties fo:color="#00b050"/>
    </style:style>
    <style:style style:name="T57_24" style:family="text">
      <style:text-properties fo:color="#00b050"/>
    </style:style>
    <style:style style:name="T57_25" style:family="text">
      <style:text-properties fo:color="#00b050"/>
    </style:style>
    <style:style style:name="T57_26" style:family="text">
      <style:text-properties fo:color="#00b050"/>
    </style:style>
    <style:style style:name="T57_27" style:family="text">
      <style:text-properties fo:color="#00b050"/>
    </style:style>
    <style:style style:name="T57_28" style:family="text">
      <style:text-properties fo:color="#00b050"/>
    </style:style>
    <style:style style:name="T57_29" style:family="text">
      <style:text-properties fo:color="#00b050"/>
    </style:style>
    <style:style style:name="T57_30" style:family="text">
      <style:text-properties fo:color="#00b050"/>
    </style:style>
    <style:style style:name="T57_31" style:family="text">
      <style:text-properties fo:color="#00b050"/>
    </style:style>
    <style:style style:name="T57_32" style:family="text">
      <style:text-properties fo:color="#00b050"/>
    </style:style>
    <style:style style:name="T57_33" style:family="text">
      <style:text-properties fo:color="#00b050"/>
    </style:style>
    <style:style style:name="T57_34" style:family="text">
      <style:text-properties fo:color="#00b050"/>
    </style:style>
    <style:style style:name="T57_35" style:family="text">
      <style:text-properties fo:color="#00b050"/>
    </style:style>
    <style:style style:name="T57_36" style:family="text">
      <style:text-properties fo:color="#00b050"/>
    </style:style>
    <style:style style:name="T57_37" style:family="text">
      <style:text-properties fo:color="#00b050"/>
    </style:style>
    <style:style style:name="T57_38" style:family="text">
      <style:text-properties fo:color="#00b050"/>
    </style:style>
    <style:style style:name="T57_39" style:family="text">
      <style:text-properties fo:color="#00b050"/>
    </style:style>
    <style:style style:name="T57_40" style:family="text">
      <style:text-properties fo:color="#00b050"/>
    </style:style>
    <style:style style:name="T57_41" style:family="text">
      <style:text-properties fo:color="#00b050"/>
    </style:style>
    <style:style style:name="T57_42" style:family="text">
      <style:text-properties fo:color="#00b050"/>
    </style:style>
    <style:style style:name="T57_43" style:family="text">
      <style:text-properties fo:color="#00b050"/>
    </style:style>
    <style:style style:name="T57_44" style:family="text">
      <style:text-properties fo:color="#00b050"/>
    </style:style>
    <style:style style:name="T57_45" style:family="text">
      <style:text-properties fo:color="#00b050"/>
    </style:style>
    <style:style style:name="P58" style:family="paragraph" style:parent-style-name="Heading_20_1">
      <style:paragraph-properties fo:break-before="auto" fo:line-height="115%" fo:margin-top="0cm" fo:margin-bottom="0cm" style:writing-mode="lr-tb"/>
    </style:style>
    <style:style style:name="T58_1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color="#00b050"/>
    </style:style>
    <style:style style:name="T59_2" style:family="text">
      <style:text-properties fo:color="#00b050"/>
    </style:style>
    <style:style style:name="T59_3" style:family="text">
      <style:text-properties fo:color="#00b050"/>
    </style:style>
    <style:style style:name="T59_4" style:family="text">
      <style:text-properties fo:color="#00b050"/>
    </style:style>
    <style:style style:name="T59_5" style:family="text">
      <style:text-properties fo:color="#00b050"/>
    </style:style>
    <style:style style:name="T59_6" style:family="text">
      <style:text-properties fo:color="#00b050"/>
    </style:style>
    <style:style style:name="T59_7" style:family="text">
      <style:text-properties fo:color="#00b050"/>
    </style:style>
    <style:style style:name="T59_8" style:family="text">
      <style:text-properties fo:color="#00b050"/>
    </style:style>
    <style:style style:name="T59_9" style:family="text">
      <style:text-properties fo:color="#00b050"/>
    </style:style>
    <style:style style:name="T59_10" style:family="text">
      <style:text-properties fo:color="#00b050"/>
    </style:style>
    <style:style style:name="T59_11" style:family="text">
      <style:text-properties fo:color="#00b050"/>
    </style:style>
    <style:style style:name="T59_12" style:family="text">
      <style:text-properties fo:color="#00b050"/>
    </style:style>
    <style:style style:name="T59_13" style:family="text">
      <style:text-properties fo:color="#00b050"/>
    </style:style>
    <style:style style:name="T59_14" style:family="text">
      <style:text-properties fo:color="#00b050"/>
    </style:style>
    <style:style style:name="T59_15" style:family="text">
      <style:text-properties fo:color="#00b050"/>
    </style:style>
    <style:style style:name="T59_16" style:family="text">
      <style:text-properties fo:color="#00b050"/>
    </style:style>
    <style:style style:name="T59_17" style:family="text">
      <style:text-properties fo:color="#00b050"/>
    </style:style>
    <style:style style:name="T59_18" style:family="text">
      <style:text-properties fo:color="#00b050"/>
    </style:style>
    <style:style style:name="T59_19" style:family="text">
      <style:text-properties fo:color="#00b050"/>
    </style:style>
    <style:style style:name="T59_20" style:family="text">
      <style:text-properties fo:color="#00b050"/>
    </style:style>
    <style:style style:name="T59_21" style:family="text">
      <style:text-properties fo:color="#00b050"/>
    </style:style>
    <style:style style:name="T59_22" style:family="text">
      <style:text-properties fo:color="#00b050"/>
    </style:style>
    <style:style style:name="T59_23" style:family="text">
      <style:text-properties fo:color="#00b050"/>
    </style:style>
    <style:style style:name="T59_24" style:family="text">
      <style:text-properties fo:color="#00b050"/>
    </style:style>
    <style:style style:name="T59_25" style:family="text">
      <style:text-properties fo:color="#00b050"/>
    </style:style>
    <style:style style:name="T59_26" style:family="text">
      <style:text-properties fo:color="#00b050"/>
    </style:style>
    <style:style style:name="T59_27" style:family="text">
      <style:text-properties fo:color="#00b050"/>
    </style:style>
    <style:style style:name="T59_28" style:family="text">
      <style:text-properties fo:color="#00b050"/>
    </style:style>
    <style:style style:name="T59_29" style:family="text">
      <style:text-properties fo:color="#00b050"/>
    </style:style>
    <style:style style:name="T59_30" style:family="text">
      <style:text-properties fo:color="#00b050"/>
    </style:style>
    <style:style style:name="T59_31" style:family="text">
      <style:text-properties fo:color="#00b050"/>
    </style:style>
    <style:style style:name="T59_32" style:family="text">
      <style:text-properties fo:color="#00b050"/>
    </style:style>
    <style:style style:name="T59_33" style:family="text">
      <style:text-properties fo:color="#00b050"/>
    </style:style>
    <style:style style:name="T59_34" style:family="text">
      <style:text-properties fo:color="#00b050"/>
    </style:style>
    <style:style style:name="T59_35" style:family="text">
      <style:text-properties fo:color="#00b050"/>
    </style:style>
    <style:style style:name="T59_36" style:family="text">
      <style:text-properties fo:color="#00b050"/>
    </style:style>
    <style:style style:name="T59_37" style:family="text">
      <style:text-properties fo:color="#00b050"/>
    </style:style>
    <style:style style:name="T59_38" style:family="text">
      <style:text-properties fo:color="#00b050"/>
    </style:style>
    <style:style style:name="T59_39" style:family="text">
      <style:text-properties fo:color="#00b050"/>
    </style:style>
    <style:style style:name="T59_40" style:family="text">
      <style:text-properties fo:color="#00b050"/>
    </style:style>
    <style:style style:name="T59_41" style:family="text">
      <style:text-properties fo:color="#00b050"/>
    </style:style>
    <style:style style:name="T59_42" style:family="text">
      <style:text-properties fo:color="#00b050"/>
    </style:style>
    <style:style style:name="T59_43" style:family="text">
      <style:text-properties fo:color="#00b050"/>
    </style:style>
    <style:style style:name="T59_44" style:family="text">
      <style:text-properties fo:color="#00b050"/>
    </style:style>
    <style:style style:name="T59_45" style:family="text">
      <style:text-properties fo:color="#00b050"/>
    </style:style>
    <style:style style:name="T59_46" style:family="text">
      <style:text-properties fo:color="#00b050"/>
    </style:style>
    <style:style style:name="T59_47" style:family="text">
      <style:text-properties fo:color="#00b050"/>
    </style:style>
    <style:style style:name="T59_48" style:family="text">
      <style:text-properties fo:color="#00b050"/>
    </style:style>
    <style:style style:name="T59_49" style:family="text">
      <style:text-properties fo:color="#00b050"/>
    </style:style>
    <style:style style:name="T59_50" style:family="text">
      <style:text-properties fo:color="#00b050"/>
    </style:style>
    <style:style style:name="T59_51" style:family="text">
      <style:text-properties fo:color="#00b050"/>
    </style:style>
    <style:style style:name="T59_52" style:family="text">
      <style:text-properties fo:color="#00b050"/>
    </style:style>
    <style:style style:name="T59_53" style:family="text">
      <style:text-properties fo:color="#00b050"/>
    </style:style>
    <style:style style:name="T59_54" style:family="text">
      <style:text-properties fo:color="#00b050"/>
    </style:style>
    <style:style style:name="T59_55" style:family="text">
      <style:text-properties fo:color="#00b050"/>
    </style:style>
    <style:style style:name="T59_56" style:family="text">
      <style:text-properties fo:color="#00b050"/>
    </style:style>
    <style:style style:name="T59_57" style:family="text">
      <style:text-properties fo:color="#00b050"/>
    </style:style>
    <style:style style:name="T59_58" style:family="text">
      <style:text-properties fo:color="#00b050"/>
    </style:style>
    <style:style style:name="T59_59" style:family="text">
      <style:text-properties fo:color="#00b050"/>
    </style:style>
    <style:style style:name="T59_60" style:family="text">
      <style:text-properties fo:color="#00b050"/>
    </style:style>
    <style:style style:name="T59_61" style:family="text">
      <style:text-properties fo:color="#00b050"/>
    </style:style>
    <style:style style:name="T59_62" style:family="text">
      <style:text-properties fo:color="#00b050"/>
    </style:style>
    <style:style style:name="T59_63" style:family="text">
      <style:text-properties fo:color="#00b050"/>
    </style:style>
    <style:style style:name="T59_64" style:family="text">
      <style:text-properties fo:color="#00b050"/>
    </style:style>
    <style:style style:name="T59_65" style:family="text">
      <style:text-properties fo:color="#00b050"/>
    </style:style>
    <style:style style:name="T59_66" style:family="text">
      <style:text-properties fo:color="#00b050"/>
    </style:style>
    <style:style style:name="T59_67" style:family="text">
      <style:text-properties fo:color="#00b050"/>
    </style:style>
    <style:style style:name="T59_68" style:family="text">
      <style:text-properties fo:color="#00b050"/>
    </style:style>
    <style:style style:name="T59_69" style:family="text">
      <style:text-properties fo:color="#00b050"/>
    </style:style>
    <style:style style:name="T59_70" style:family="text">
      <style:text-properties fo:color="#00b050"/>
    </style:style>
    <style:style style:name="T59_71" style:family="text">
      <style:text-properties fo:color="#00b050"/>
    </style:style>
    <style:style style:name="P60" style:family="paragraph" style:parent-style-name="Heading_20_1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  <style:text-properties fo:color="#00b050"/>
    </style:style>
  </office:automatic-styles>
  <office:body>
    <office:text>
      <text:p text:style-name="P1"><text:span text:style-name="T1_1">Relatório</text:span><text:span text:style-name="T1_2"><text:s/></text:span><text:span text:style-name="T1_3">de</text:span><text:span text:style-name="T1_4"><text:s/></text:span><text:span text:style-name="T1_5">Verificação</text:span><text:span text:style-name="T1_6">/</text:span><text:span text:style-name="T1_7">Validação</text:span><text:span text:style-name="T1_8"><text:s/></text:span><text:span text:style-name="T1_9">de</text:span><text:span text:style-name="T1_10"><text:s/></text:span><text:span text:style-name="T1_11">&lt;</text:span><text:span text:style-name="T1_12">Nome</text:span><text:span text:style-name="T1_13"><text:s/></text:span><text:span text:style-name="T1_14">da</text:span><text:span text:style-name="T1_15"><text:s/></text:span><text:span text:style-name="T1_16">Atividade</text:span><text:span text:style-name="T1_17">&gt;</text:span></text:p>
      <text:p text:style-name="P2"/>
      <text:p text:style-name="P3"/>
      <text:p text:style-name="P4"><text:span text:style-name="T4_1">Projeto</text:span><text:span text:style-name="T4_2">:<text:s/></text:span><text:span text:style-name="T4_3">&lt;</text:span><text:span text:style-name="T4_4">Nome</text:span><text:span text:style-name="T4_5"><text:s/></text:span><text:span text:style-name="T4_6">do</text:span><text:span text:style-name="T4_7"><text:s/></text:span><text:span text:style-name="T4_8">Projeto</text:span><text:span text:style-name="T4_9">&gt;</text:span></text:p>
      <text:p text:style-name="P5"><text:span text:style-name="T5_1">Cliente</text:span><text:span text:style-name="T5_2">:<text:s/></text:span><text:span text:style-name="T5_3">&lt;</text:span><text:span text:style-name="T5_4">Nome</text:span><text:span text:style-name="T5_5"><text:s/></text:span><text:span text:style-name="T5_6">do</text:span><text:span text:style-name="T5_7"><text:s/></text:span><text:span text:style-name="T5_8">Cliente</text:span><text:span text:style-name="T5_9">&gt;</text:span></text:p>
      <text:p text:style-name="P6"><text:span text:style-name="T6_1">Responsável</text:span><text:span text:style-name="T6_2"><text:s/></text:span><text:span text:style-name="T6_3">pela</text:span><text:span text:style-name="T6_4"><text:s/></text:span><text:span text:style-name="T6_5">Elaboração</text:span><text:span text:style-name="T6_6">:<text:s/></text:span><text:span text:style-name="T6_7">&lt;</text:span><text:span text:style-name="T6_8">Nome</text:span><text:span text:style-name="T6_9">&gt;</text:span></text:p>
      <text:p text:style-name="P7"><text:span text:style-name="T7_1">Função</text:span><text:span text:style-name="T7_2"><text:s/></text:span><text:span text:style-name="T7_3">do</text:span><text:span text:style-name="T7_4"><text:s/></text:span><text:span text:style-name="T7_5">Responsável</text:span><text:span text:style-name="T7_6">:<text:s/></text:span><text:span text:style-name="T7_7">&lt;</text:span><text:span text:style-name="T7_8">Função</text:span><text:span text:style-name="T7_9">&gt;</text:span></text:p>
      <text:p text:style-name="P8"><text:span text:style-name="T8_1">E</text:span><text:span text:style-name="T8_2">-</text:span><text:span text:style-name="T8_3">mail</text:span><text:span text:style-name="T8_4"><text:s/></text:span><text:span text:style-name="T8_5">do</text:span><text:span text:style-name="T8_6"><text:s/></text:span><text:span text:style-name="T8_7">Responsável</text:span><text:span text:style-name="T8_8">:<text:s/></text:span><text:span text:style-name="T8_9">&lt;</text:span><text:span text:style-name="T8_10">Email</text:span><text:span text:style-name="T8_11">&gt;</text:span></text:p>
      <text:p text:style-name="P9"/>
      <text:p text:style-name="P10"/>
      <text:p text:style-name="P11"><text:span text:style-name="T11_1">Histórico</text:span><text:span text:style-name="T11_2"><text:s/></text:span><text:span text:style-name="T11_3">de</text:span><text:span text:style-name="T11_4"><text:s/></text:span><text:span text:style-name="T11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2"><text:span text:style-name="T12_1">Data</text:span></text:p>
          </table:table-cell>
          <table:table-cell table:style-name="Cell2">
            <text:p text:style-name="P13"><text:span text:style-name="T13_1">Versão</text:span></text:p>
          </table:table-cell>
          <table:table-cell table:style-name="Cell3">
            <text:p text:style-name="P14"><text:span text:style-name="T14_1">Descrição</text:span></text:p>
          </table:table-cell>
          <table:table-cell table:style-name="Cell4">
            <text:p text:style-name="P15"><text:span text:style-name="T15_1">Autor</text:span></text:p>
          </table:table-cell>
        </table:table-row>
        <table:table-row table:style-name="Row2">
          <table:table-cell table:style-name="Cell5">
            <text:p text:style-name="P16"/>
          </table:table-cell>
          <table:table-cell table:style-name="Cell6">
            <text:p text:style-name="P17"/>
          </table:table-cell>
          <table:table-cell table:style-name="Cell7">
            <text:p text:style-name="P18"/>
          </table:table-cell>
          <table:table-cell table:style-name="Cell8">
            <text:p text:style-name="P19"/>
          </table:table-cell>
        </table:table-row>
        <table:table-row table:style-name="Row3">
          <table:table-cell table:style-name="Cell9">
            <text:p text:style-name="P20"/>
          </table:table-cell>
          <table:table-cell table:style-name="Cell10">
            <text:p text:style-name="P21"/>
          </table:table-cell>
          <table:table-cell table:style-name="Cell11">
            <text:p text:style-name="P22"/>
          </table:table-cell>
          <table:table-cell table:style-name="Cell12">
            <text:p text:style-name="P23"/>
          </table:table-cell>
        </table:table-row>
        <table:table-row table:style-name="Row4">
          <table:table-cell table:style-name="Cell13">
            <text:p text:style-name="P24"/>
          </table:table-cell>
          <table:table-cell table:style-name="Cell14">
            <text:p text:style-name="P25"/>
          </table:table-cell>
          <table:table-cell table:style-name="Cell15">
            <text:p text:style-name="P26"/>
          </table:table-cell>
          <table:table-cell table:style-name="Cell16">
            <text:p text:style-name="P27"/>
          </table:table-cell>
        </table:table-row>
      </table:table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h text:style-name="P40" text:outline-level="10"><text:bookmark-start text:name="h.2pf8xf7pqtj1"/><text:bookmark-end text:name="h.2pf8xf7pqtj1"/></text:h>
      <text:p text:style-name="P41"/>
      <text:list text:style-name="LS1" xml:id="list0">
        <text:list-item>
          <text:h text:style-name="P42" text:outline-level="10"><text:bookmark-start text:name="h.ephnywe5eqvm"/><text:bookmark-end text:name="h.ephnywe5eqvm"/><text:span text:style-name="T42_1">Propósito</text:span></text:h>
        </text:list-item>
      </text:list>
      <text:p text:style-name="P43"><text:span text:style-name="T43_1">&lt;</text:span><text:span text:style-name="T43_2">Propósito</text:span><text:span text:style-name="T43_3"><text:s/></text:span><text:span text:style-name="T43_4">deste</text:span><text:span text:style-name="T43_5"><text:s/></text:span><text:span text:style-name="T43_6">documento</text:span><text:span text:style-name="T43_7">.<text:s/></text:span><text:span text:style-name="T43_8">Ex</text:span><text:span text:style-name="T43_9">:<text:s/></text:span><text:span text:style-name="T43_10">Apresentar</text:span><text:span text:style-name="T43_11"><text:s/></text:span><text:span text:style-name="T43_12">o</text:span><text:span text:style-name="T43_13"><text:s/></text:span><text:span text:style-name="T43_14">relatório</text:span><text:span text:style-name="T43_15"><text:s/></text:span><text:span text:style-name="T43_16">da</text:span><text:span text:style-name="T43_17"><text:s/></text:span><text:span text:style-name="T43_18">atividade</text:span><text:span text:style-name="T43_19"><text:s/></text:span><text:span text:style-name="T43_20">de</text:span><text:span text:style-name="T43_21"><text:s/></text:span><text:span text:style-name="T43_22">V</text:span><text:span text:style-name="T43_23">&amp;</text:span><text:span text:style-name="T43_24">V</text:span><text:span text:style-name="T43_25"><text:s/></text:span><text:span text:style-name="T43_26">de</text:span><text:span text:style-name="T43_27"><text:s/></text:span><text:span text:style-name="T43_28">design</text:span><text:span text:style-name="T43_29"><text:s/></text:span><text:span text:style-name="T43_30">que</text:span><text:span text:style-name="T43_31"><text:s/></text:span><text:span text:style-name="T43_32">foi</text:span><text:span text:style-name="T43_33"><text:s/></text:span><text:span text:style-name="T43_34">realizada</text:span><text:span text:style-name="T43_35">.</text:span><text:span text:style-name="T43_36"><text:s/></text:span><text:span text:style-name="T43_37">&gt;</text:span></text:p>
      <text:list text:style-name="LS1" xml:id="list1" text:continue-list="list0">
        <text:list-item>
          <text:h text:style-name="P44" text:outline-level="10"><text:bookmark-start text:name="h.ha6phynhnr2b"/><text:bookmark-end text:name="h.ha6phynhnr2b"/><text:span text:style-name="T44_1">Relatório</text:span></text:h>
        </text:list-item>
      </text:list>
      <text:p text:style-name="P45"><text:span text:style-name="T45_1">&lt;</text:span><text:span text:style-name="T45_2">Aqui</text:span><text:span text:style-name="T45_3"><text:s/></text:span><text:span text:style-name="T45_4">serão</text:span><text:span text:style-name="T45_5"><text:s/></text:span><text:span text:style-name="T45_6">sumarizados</text:span><text:span text:style-name="T45_7"><text:s/></text:span><text:span text:style-name="T45_8">os</text:span><text:span text:style-name="T45_9"><text:s/></text:span><text:span text:style-name="T45_10">resultados</text:span><text:span text:style-name="T45_11"><text:s/></text:span><text:span text:style-name="T45_12">da</text:span><text:span text:style-name="T45_13"><text:s/></text:span><text:span text:style-name="T45_14">atividade</text:span><text:span text:style-name="T45_15"><text:s/></text:span><text:span text:style-name="T45_16">de</text:span><text:span text:style-name="T45_17"><text:s/></text:span><text:span text:style-name="T45_18">V</text:span><text:span text:style-name="T45_19">&amp;</text:span><text:span text:style-name="T45_20">V</text:span><text:span text:style-name="T45_21"><text:s/></text:span><text:span text:style-name="T45_22">realizada</text:span><text:span text:style-name="T45_23"><text:s/></text:span><text:span text:style-name="T45_24">para</text:span><text:span text:style-name="T45_25"><text:s/></text:span><text:span text:style-name="T45_26">cada</text:span><text:span text:style-name="T45_27"><text:s/></text:span><text:span text:style-name="T45_28">artefato</text:span><text:span text:style-name="T45_29"><text:s/></text:span><text:span text:style-name="T45_30">analisado</text:span><text:span text:style-name="T45_31">.<text:s/></text:span><text:span text:style-name="T45_32">Os</text:span><text:span text:style-name="T45_33"><text:s/></text:span><text:span text:style-name="T45_34">problemas</text:span><text:span text:style-name="T45_35"><text:s/></text:span><text:span text:style-name="T45_36">encontrados</text:span><text:span text:style-name="T45_37"><text:s/></text:span><text:span text:style-name="T45_38">que</text:span><text:span text:style-name="T45_39"><text:s/></text:span><text:span text:style-name="T45_40">foram</text:span><text:span text:style-name="T45_41"><text:s/></text:span><text:span text:style-name="T45_42">documentados</text:span><text:span text:style-name="T45_43"><text:s/></text:span><text:span text:style-name="T45_44">e</text:span><text:span text:style-name="T45_45"><text:s/></text:span><text:span text:style-name="T45_46">classificados</text:span><text:span text:style-name="T45_47"><text:s/></text:span><text:span text:style-name="T45_48">pelo</text:span><text:span text:style-name="T45_49"><text:s/></text:span><text:span text:style-name="T45_50">Processo</text:span><text:span text:style-name="T45_51"><text:s/></text:span><text:span text:style-name="T45_52">de</text:span><text:span text:style-name="T45_53"><text:s/></text:span><text:span text:style-name="T45_54">Classificação</text:span><text:span text:style-name="T45_55"><text:s/></text:span><text:span text:style-name="T45_56">de</text:span><text:span text:style-name="T45_57"><text:s/></text:span><text:span text:style-name="T45_58">Anomalias</text:span><text:span text:style-name="T45_59">,<text:s/></text:span><text:span text:style-name="T45_60">podem</text:span><text:span text:style-name="T45_61"><text:s/></text:span><text:span text:style-name="T45_62">ser</text:span><text:span text:style-name="T45_63"><text:s/></text:span><text:span text:style-name="T45_64">anexados</text:span><text:span text:style-name="T45_65"><text:s/></text:span><text:span text:style-name="T45_66">neste</text:span><text:span text:style-name="T45_67"><text:s/></text:span><text:span text:style-name="T45_68">relatório</text:span><text:span text:style-name="T45_69">&gt;</text:span></text:p>
      <text:list text:style-name="LS1" xml:id="list2" text:continue-list="list0">
        <text:list-item>
          <text:list>
            <text:list-item>
              <text:h text:style-name="P46" text:outline-level="10"><text:bookmark-start text:name="h.w13uvrpd5ba1"/><text:bookmark-end text:name="h.w13uvrpd5ba1"/><text:span text:style-name="T46_1">&lt;</text:span><text:span text:style-name="T46_2">Nome</text:span><text:span text:style-name="T46_3"><text:s/></text:span><text:span text:style-name="T46_4">do</text:span><text:span text:style-name="T46_5"><text:s/></text:span><text:span text:style-name="T46_6">Artefato</text:span><text:span text:style-name="T46_7"><text:s/></text:span><text:span text:style-name="T46_8">Analisado</text:span><text:span text:style-name="T46_9">&gt;</text:span></text:h>
              <text:list>
                <text:list-item>
                  <text:h text:style-name="P47" text:outline-level="10"><text:bookmark-start text:name="h.66e4iveilum5"/><text:bookmark-end text:name="h.66e4iveilum5"/><text:span text:style-name="T47_1">Documentos</text:span><text:span text:style-name="T47_2"><text:s/></text:span></text:h>
                </text:list-item>
              </text:list>
            </text:list-item>
          </text:list>
        </text:list-item>
      </text:list>
      <text:p text:style-name="P48"><text:span text:style-name="T48_1">&lt;</text:span><text:span text:style-name="T48_2">Aqui</text:span><text:span text:style-name="T48_3"><text:s/></text:span><text:span text:style-name="T48_4">será</text:span><text:span text:style-name="T48_5"><text:s/></text:span><text:span text:style-name="T48_6">anexado</text:span><text:span text:style-name="T48_7"><text:s/></text:span><text:span text:style-name="T48_8">os</text:span><text:span text:style-name="T48_9"><text:s/></text:span><text:span text:style-name="T48_10">documentos</text:span><text:span text:style-name="T48_11"><text:s text:c="2"/></text:span><text:span text:style-name="T48_12">produzidos</text:span><text:span text:style-name="T48_13"><text:s/></text:span><text:span text:style-name="T48_14">durante</text:span><text:span text:style-name="T48_15"><text:s/></text:span><text:span text:style-name="T48_16">a</text:span><text:span text:style-name="T48_17"><text:s/></text:span><text:span text:style-name="T48_18">análise</text:span><text:span text:style-name="T48_19"><text:s/></text:span><text:span text:style-name="T48_20">do</text:span><text:span text:style-name="T48_21"><text:s/></text:span><text:span text:style-name="T48_22">artefato</text:span><text:span text:style-name="T48_23">.<text:s/></text:span><text:span text:style-name="T48_24">Estes</text:span><text:span text:style-name="T48_25"><text:s/></text:span><text:span text:style-name="T48_26">documentos</text:span><text:span text:style-name="T48_27"><text:s/></text:span><text:span text:style-name="T48_28">são</text:span><text:span text:style-name="T48_29"><text:s/></text:span><text:span text:style-name="T48_30">aqueles</text:span><text:span text:style-name="T48_31"><text:s/></text:span><text:span text:style-name="T48_32">utilizados</text:span><text:span text:style-name="T48_33"><text:s/></text:span><text:span text:style-name="T48_34">para</text:span><text:span text:style-name="T48_35"><text:s/></text:span><text:span text:style-name="T48_36">aplicar</text:span><text:span text:style-name="T48_37"><text:s/></text:span><text:span text:style-name="T48_38">as</text:span><text:span text:style-name="T48_39"><text:s/></text:span><text:span text:style-name="T48_40">técnicas</text:span><text:span text:style-name="T48_41"><text:s/></text:span><text:span text:style-name="T48_42">de</text:span><text:span text:style-name="T48_43"><text:s/></text:span><text:span text:style-name="T48_44">V</text:span><text:span text:style-name="T48_45">&amp;</text:span><text:span text:style-name="T48_46">V</text:span><text:span text:style-name="T48_47"><text:s/></text:span><text:span text:style-name="T48_48">previstas</text:span><text:span text:style-name="T48_49"><text:s/></text:span><text:span text:style-name="T48_50">no</text:span><text:span text:style-name="T48_51"><text:s/></text:span><text:span text:style-name="T48_52">plano</text:span><text:span text:style-name="T48_53"><text:s/></text:span><text:span text:style-name="T48_54">de</text:span><text:span text:style-name="T48_55"><text:s/></text:span><text:span text:style-name="T48_56">V</text:span><text:span text:style-name="T48_57">&amp;</text:span><text:span text:style-name="T48_58">V</text:span><text:span text:style-name="T48_59">.<text:s/></text:span><text:span text:style-name="T48_60">Ex</text:span><text:span text:style-name="T48_61">:<text:s/></text:span><text:span text:style-name="T48_62">Casos</text:span><text:span text:style-name="T48_63"><text:s/></text:span><text:span text:style-name="T48_64">de</text:span><text:span text:style-name="T48_65"><text:s/></text:span><text:span text:style-name="T48_66">teste</text:span><text:span text:style-name="T48_67">,<text:s/></text:span><text:span text:style-name="T48_68">checklists</text:span><text:span text:style-name="T48_69">&gt;</text:span></text:p>
      <text:list text:style-name="LS1" xml:id="list4" text:continue-list="list0">
        <text:list-item>
          <text:list>
            <text:list-item>
              <text:list>
                <text:list-item>
                  <text:h text:style-name="P49" text:outline-level="10"><text:bookmark-start text:name="h.7ze9od6cis12"/><text:bookmark-end text:name="h.7ze9od6cis12"/><text:span text:style-name="T49_1">Problemas</text:span></text:h>
                </text:list-item>
              </text:list>
            </text:list-item>
          </text:list>
        </text:list-item>
      </text:list>
      <text:p text:style-name="P50"><text:span text:style-name="T50_1">&lt;</text:span><text:span text:style-name="T50_2">Colocar</text:span><text:span text:style-name="T50_3"><text:s/></text:span><text:span text:style-name="T50_4">os</text:span><text:span text:style-name="T50_5"><text:s/></text:span><text:span text:style-name="T50_6">problemas</text:span><text:span text:style-name="T50_7"><text:s/></text:span><text:span text:style-name="T50_8">encontrados</text:span><text:span text:style-name="T50_9"><text:s/></text:span><text:span text:style-name="T50_10">no</text:span><text:span text:style-name="T50_11"><text:s/></text:span><text:span text:style-name="T50_12">artefato</text:span><text:span text:style-name="T50_13">.<text:s/></text:span><text:span text:style-name="T50_14">Descrever</text:span><text:span text:style-name="T50_15"><text:s/></text:span><text:span text:style-name="T50_16">de</text:span><text:span text:style-name="T50_17"><text:s/></text:span><text:span text:style-name="T50_18">forma</text:span><text:span text:style-name="T50_19"><text:s/></text:span><text:span text:style-name="T50_20">completa</text:span><text:span text:style-name="T50_21">,<text:s/></text:span><text:span text:style-name="T50_22">para</text:span><text:span text:style-name="T50_23"><text:s/></text:span><text:span text:style-name="T50_24">que</text:span><text:span text:style-name="T50_25"><text:s/></text:span><text:span text:style-name="T50_26">sejam</text:span><text:span text:style-name="T50_27"><text:s/></text:span><text:span text:style-name="T50_28">apresentados</text:span><text:span text:style-name="T50_29"><text:s/></text:span><text:span text:style-name="T50_30">de</text:span><text:span text:style-name="T50_31"><text:s/></text:span><text:span text:style-name="T50_32">uma</text:span><text:span text:style-name="T50_33"><text:s/></text:span><text:span text:style-name="T50_34">forma</text:span><text:span text:style-name="T50_35"><text:s/></text:span><text:span text:style-name="T50_36">entendível</text:span><text:span text:style-name="T50_37">.<text:s/></text:span><text:span text:style-name="T50_38">Nesta</text:span><text:span text:style-name="T50_39"><text:s/></text:span><text:span text:style-name="T50_40">seção</text:span><text:span text:style-name="T50_41">,<text:s/></text:span><text:span text:style-name="T50_42">as</text:span><text:span text:style-name="T50_43"><text:s/></text:span><text:span text:style-name="T50_44">anomalias</text:span><text:span text:style-name="T50_45"><text:s/></text:span><text:span text:style-name="T50_46">encontradas</text:span><text:span text:style-name="T50_47"><text:s/></text:span><text:span text:style-name="T50_48">e</text:span><text:span text:style-name="T50_49"><text:s/></text:span><text:span text:style-name="T50_50">classificadas</text:span><text:span text:style-name="T50_51"><text:s/></text:span><text:span text:style-name="T50_52">podem</text:span><text:span text:style-name="T50_53"><text:s/></text:span><text:span text:style-name="T50_54">ser</text:span><text:span text:style-name="T50_55"><text:s/></text:span><text:span text:style-name="T50_56">anexadas</text:span><text:span text:style-name="T50_57"><text:s/></text:span><text:span text:style-name="T50_58">ou</text:span><text:span text:style-name="T50_59"><text:s/></text:span><text:span text:style-name="T50_60">referenciadas</text:span><text:span text:style-name="T50_61">&gt;</text:span></text:p>
      <text:list text:style-name="LS1" xml:id="list5" text:continue-list="list0">
        <text:list-item>
          <text:list>
            <text:list-item>
              <text:list>
                <text:list-item>
                  <text:h text:style-name="P51" text:outline-level="10"><text:bookmark-start text:name="h.iavy3hqfzias"/><text:bookmark-end text:name="h.iavy3hqfzias"/><text:span text:style-name="T51_1">Decisão</text:span></text:h>
                </text:list-item>
              </text:list>
            </text:list-item>
          </text:list>
        </text:list-item>
      </text:list>
      <text:p text:style-name="P52"/>
      <text:p text:style-name="P53"><text:span text:style-name="T53_1"><text:tab/><text:tab/>&lt;</text:span><text:span text:style-name="T53_2">Descrever</text:span><text:span text:style-name="T53_3"><text:s/></text:span><text:span text:style-name="T53_4">qual</text:span><text:span text:style-name="T53_5"><text:s/></text:span><text:span text:style-name="T53_6">o</text:span><text:span text:style-name="T53_7"><text:s/></text:span><text:span text:style-name="T53_8">parecer</text:span><text:span text:style-name="T53_9"><text:s/></text:span><text:span text:style-name="T53_10">a</text:span><text:span text:style-name="T53_11"><text:s/></text:span><text:span text:style-name="T53_12">respeito</text:span><text:span text:style-name="T53_13"><text:s/></text:span><text:span text:style-name="T53_14">dos</text:span><text:span text:style-name="T53_15"><text:s/></text:span><text:span text:style-name="T53_16">problemas</text:span><text:span text:style-name="T53_17"><text:s/></text:span><text:span text:style-name="T53_18">encontrados</text:span><text:span text:style-name="T53_19">,<text:s/></text:span><text:span text:style-name="T53_20">isto</text:span><text:span text:style-name="T53_21"><text:s/></text:span><text:span text:style-name="T53_22">é</text:span><text:span text:style-name="T53_23">,<text:s/></text:span><text:span text:style-name="T53_24">qual</text:span><text:span text:style-name="T53_25">(</text:span><text:span text:style-name="T53_26">is</text:span><text:span text:style-name="T53_27">)<text:s/></text:span><text:span text:style-name="T53_28">deles</text:span><text:span text:style-name="T53_29"><text:s/></text:span><text:span text:style-name="T53_30">será</text:span><text:span text:style-name="T53_31"><text:s/></text:span><text:span text:style-name="T53_32">solicitada</text:span><text:span text:style-name="T53_33"><text:s/></text:span><text:span text:style-name="T53_34">a</text:span><text:span text:style-name="T53_35"><text:s/></text:span><text:span text:style-name="T53_36">correção</text:span><text:span text:style-name="T53_37">,<text:s/></text:span><text:span text:style-name="T53_38">qual</text:span><text:span text:style-name="T53_39"><text:s/></text:span><text:span text:style-name="T53_40">será</text:span><text:span text:style-name="T53_41"><text:s/></text:span><text:span text:style-name="T53_42">priorizado</text:span><text:span text:style-name="T53_43">,<text:s/></text:span><text:span text:style-name="T53_44">qual</text:span><text:span text:style-name="T53_45"><text:s/></text:span><text:span text:style-name="T53_46">será</text:span><text:span text:style-name="T53_47"><text:s/></text:span><text:span text:style-name="T53_48">ignorado</text:span><text:span text:style-name="T53_49">,<text:s/></text:span><text:span text:style-name="T53_50">após</text:span><text:span text:style-name="T53_51"><text:s/></text:span><text:span text:style-name="T53_52">análise</text:span><text:span text:style-name="T53_53"><text:s/></text:span><text:span text:style-name="T53_54">do</text:span><text:span text:style-name="T53_55"><text:s/></text:span><text:span text:style-name="T53_56">resultado</text:span><text:span text:style-name="T53_57"><text:s/></text:span><text:span text:style-name="T53_58">de</text:span><text:span text:style-name="T53_59"><text:s/></text:span><text:span text:style-name="T53_60">V</text:span><text:span text:style-name="T53_61">&amp;</text:span><text:span text:style-name="T53_62">V</text:span><text:span text:style-name="T53_63">.<text:s/></text:span><text:span text:style-name="T53_64">Esta</text:span><text:span text:style-name="T53_65"><text:s/></text:span><text:span text:style-name="T53_66">situação</text:span><text:span text:style-name="T53_67"><text:s/></text:span><text:span text:style-name="T53_68">pode</text:span><text:span text:style-name="T53_69"><text:s/></text:span><text:span text:style-name="T53_70">ocorrer</text:span><text:span text:style-name="T53_71"><text:s/></text:span><text:span text:style-name="T53_72">caso</text:span><text:span text:style-name="T53_73"><text:s/></text:span><text:span text:style-name="T53_74">um</text:span><text:span text:style-name="T53_75"><text:s/></text:span><text:span text:style-name="T53_76">grande</text:span><text:span text:style-name="T53_77"><text:s/></text:span><text:span text:style-name="T53_78">número</text:span><text:span text:style-name="T53_79"><text:s/></text:span><text:span text:style-name="T53_80">de</text:span><text:span text:style-name="T53_81"><text:s/></text:span><text:span text:style-name="T53_82">problemas</text:span><text:span text:style-name="T53_83"><text:s/></text:span><text:span text:style-name="T53_84">seja</text:span><text:span text:style-name="T53_85"><text:s/></text:span><text:span text:style-name="T53_86">encontrado</text:span><text:span text:style-name="T53_87"><text:s/></text:span><text:span text:style-name="T53_88">e</text:span><text:span text:style-name="T53_89"><text:s/></text:span><text:span text:style-name="T53_90">não</text:span><text:span text:style-name="T53_91"><text:s/></text:span><text:span text:style-name="T53_92">há</text:span><text:span text:style-name="T53_93"><text:s/></text:span><text:span text:style-name="T53_94">tempo</text:span><text:span text:style-name="T53_95"><text:s/></text:span><text:span text:style-name="T53_96">ou</text:span><text:span text:style-name="T53_97"><text:s/></text:span><text:span text:style-name="T53_98">recursos</text:span><text:span text:style-name="T53_99"><text:s/></text:span><text:span text:style-name="T53_100">suficientes</text:span><text:span text:style-name="T53_101"><text:s/></text:span><text:span text:style-name="T53_102">para</text:span><text:span text:style-name="T53_103"><text:s/></text:span><text:span text:style-name="T53_104">corrigir</text:span><text:span text:style-name="T53_105"><text:s/></text:span><text:span text:style-name="T53_106">todos</text:span><text:span text:style-name="T53_107">,<text:s/></text:span><text:span text:style-name="T53_108">de</text:span><text:span text:style-name="T53_109"><text:s/></text:span><text:span text:style-name="T53_110">modo</text:span><text:span text:style-name="T53_111"><text:s/></text:span><text:span text:style-name="T53_112">que</text:span><text:span text:style-name="T53_113"><text:s/></text:span><text:span text:style-name="T53_114">pode</text:span><text:span text:style-name="T53_115"><text:s/></text:span><text:span text:style-name="T53_116">ser</text:span><text:span text:style-name="T53_117"><text:s/></text:span><text:span text:style-name="T53_118">necessário</text:span><text:span text:style-name="T53_119"><text:s/></text:span><text:span text:style-name="T53_120">priorizá</text:span><text:span text:style-name="T53_121">-</text:span><text:span text:style-name="T53_122">los</text:span><text:span text:style-name="T53_123">.<text:s/></text:span><text:span text:style-name="T53_124">Deve</text:span><text:span text:style-name="T53_125">-</text:span><text:span text:style-name="T53_126">se</text:span><text:span text:style-name="T53_127"><text:s/></text:span><text:span text:style-name="T53_128">também</text:span><text:span text:style-name="T53_129"><text:s/></text:span><text:span text:style-name="T53_130">dizer</text:span><text:span text:style-name="T53_131"><text:s/></text:span><text:span text:style-name="T53_132">se</text:span><text:span text:style-name="T53_133"><text:s/></text:span><text:span text:style-name="T53_134">o</text:span><text:span text:style-name="T53_135"><text:s/></text:span><text:span text:style-name="T53_136">artefato</text:span><text:span text:style-name="T53_137"><text:s/></text:span><text:span text:style-name="T53_138">solicitado</text:span><text:span text:style-name="T53_139"><text:s/></text:span><text:span text:style-name="T53_140">para</text:span><text:span text:style-name="T53_141"><text:s/></text:span><text:span text:style-name="T53_142">corrigir</text:span><text:span text:style-name="T53_143"><text:s/></text:span><text:span text:style-name="T53_144">será</text:span><text:span text:style-name="T53_145"><text:s/></text:span><text:span text:style-name="T53_146">novamente</text:span><text:span text:style-name="T53_147"><text:s/></text:span><text:span text:style-name="T53_148">alvo</text:span><text:span text:style-name="T53_149"><text:s/></text:span><text:span text:style-name="T53_150">de</text:span><text:span text:style-name="T53_151"><text:s/></text:span><text:span text:style-name="T53_152">V</text:span><text:span text:style-name="T53_153">&amp;</text:span><text:span text:style-name="T53_154">V</text:span><text:span text:style-name="T53_155">,<text:s/></text:span><text:span text:style-name="T53_156">Uma</text:span><text:span text:style-name="T53_157"><text:s/></text:span><text:span text:style-name="T53_158">justificativa</text:span><text:span text:style-name="T53_159"><text:s/></text:span><text:span text:style-name="T53_160">deve</text:span><text:span text:style-name="T53_161"><text:s/></text:span><text:span text:style-name="T53_162">ser</text:span><text:span text:style-name="T53_163"><text:s/></text:span><text:span text:style-name="T53_164">apresentada</text:span><text:span text:style-name="T53_165">.&gt;</text:span></text:p>
      <text:p text:style-name="P54"/>
      <text:p text:style-name="P55"/>
      <text:list text:style-name="LS1" xml:id="list6" text:continue-list="list0">
        <text:list-item>
          <text:h text:style-name="P56" text:outline-level="10"><text:bookmark-start text:name="h.juxspilj85xn"/><text:bookmark-end text:name="h.juxspilj85xn"/><text:span text:style-name="T56_1">Referências</text:span></text:h>
        </text:list-item>
      </text:list>
      <text:p text:style-name="P57"><text:span text:style-name="T57_1">&lt;</text:span><text:span text:style-name="T57_2">Colocar</text:span><text:span text:style-name="T57_3"><text:s/></text:span><text:span text:style-name="T57_4">os</text:span><text:span text:style-name="T57_5"><text:s/></text:span><text:span text:style-name="T57_6">links</text:span><text:span text:style-name="T57_7"><text:s/></text:span><text:span text:style-name="T57_8">dos</text:span><text:span text:style-name="T57_9"><text:s/></text:span><text:span text:style-name="T57_10">documentos</text:span><text:span text:style-name="T57_11"><text:s/></text:span><text:span text:style-name="T57_12">que</text:span><text:span text:style-name="T57_13"><text:s/></text:span><text:span text:style-name="T57_14">foram</text:span><text:span text:style-name="T57_15"><text:s/></text:span><text:span text:style-name="T57_16">utilizado</text:span><text:span text:style-name="T57_17"><text:s/></text:span><text:span text:style-name="T57_18">na</text:span><text:span text:style-name="T57_19"><text:s/></text:span><text:span text:style-name="T57_20">V</text:span><text:span text:style-name="T57_21">&amp;</text:span><text:span text:style-name="T57_22">V</text:span><text:span text:style-name="T57_23"><text:s/></text:span><text:span text:style-name="T57_24">dos</text:span><text:span text:style-name="T57_25"><text:s/></text:span><text:span text:style-name="T57_26">artefatos</text:span><text:span text:style-name="T57_27"><text:s/></text:span><text:span text:style-name="T57_28">na</text:span><text:span text:style-name="T57_29"><text:s/></text:span><text:span text:style-name="T57_30">determinada</text:span><text:span text:style-name="T57_31"><text:s/></text:span><text:span text:style-name="T57_32">etapa</text:span><text:span text:style-name="T57_33">.<text:s/></text:span><text:span text:style-name="T57_34">Ex</text:span><text:span text:style-name="T57_35">:<text:s/></text:span><text:span text:style-name="T57_36">Especificação</text:span><text:span text:style-name="T57_37"><text:s/></text:span><text:span text:style-name="T57_38">de</text:span><text:span text:style-name="T57_39"><text:s/></text:span><text:span text:style-name="T57_40">Objetivos</text:span><text:span text:style-name="T57_41"><text:s/></text:span><text:span text:style-name="T57_42">e</text:span><text:span text:style-name="T57_43"><text:s/></text:span><text:span text:style-name="T57_44">Requisitos</text:span><text:span text:style-name="T57_45">&gt;</text:span></text:p>
      <text:list text:style-name="LS1" xml:id="list7" text:continue-list="list0">
        <text:list-item>
          <text:h text:style-name="P58" text:outline-level="10"><text:bookmark-start text:name="h.wmpj1mqm002q"/><text:bookmark-end text:name="h.wmpj1mqm002q"/><text:span text:style-name="T58_1">Interessados</text:span></text:h>
        </text:list-item>
      </text:list>
      <text:p text:style-name="P59"><text:span text:style-name="T59_1">&lt;</text:span><text:span text:style-name="T59_2">Relatar</text:span><text:span text:style-name="T59_3"><text:s/></text:span><text:span text:style-name="T59_4">nesta</text:span><text:span text:style-name="T59_5"><text:s/></text:span><text:span text:style-name="T59_6">seção</text:span><text:span text:style-name="T59_7"><text:s/></text:span><text:span text:style-name="T59_8">os</text:span><text:span text:style-name="T59_9"><text:s/></text:span><text:span text:style-name="T59_10">interessados</text:span><text:span text:style-name="T59_11"><text:s/>(</text:span><text:span text:style-name="T59_12">de</text:span><text:span text:style-name="T59_13"><text:s/></text:span><text:span text:style-name="T59_14">acordo</text:span><text:span text:style-name="T59_15"><text:s/></text:span><text:span text:style-name="T59_16">com</text:span><text:span text:style-name="T59_17"><text:s/></text:span><text:span text:style-name="T59_18">os</text:span><text:span text:style-name="T59_19"><text:s/></text:span><text:span text:style-name="T59_20">previstos</text:span><text:span text:style-name="T59_21"><text:s/></text:span><text:span text:style-name="T59_22">no</text:span><text:span text:style-name="T59_23"><text:s/></text:span><text:span text:style-name="T59_24">processo</text:span><text:span text:style-name="T59_25"><text:s/></text:span><text:span text:style-name="T59_26">de</text:span><text:span text:style-name="T59_27"><text:s/></text:span><text:span text:style-name="T59_28">V</text:span><text:span text:style-name="T59_29">&amp;</text:span><text:span text:style-name="T59_30">V</text:span><text:span text:style-name="T59_31">)<text:s/></text:span><text:span text:style-name="T59_32">que</text:span><text:span text:style-name="T59_33"><text:s/></text:span><text:span text:style-name="T59_34">foram</text:span><text:span text:style-name="T59_35"><text:s/></text:span><text:span text:style-name="T59_36">notificados</text:span><text:span text:style-name="T59_37"><text:s/></text:span><text:span text:style-name="T59_38">a</text:span><text:span text:style-name="T59_39"><text:s/></text:span><text:span text:style-name="T59_40">respeito</text:span><text:span text:style-name="T59_41"><text:s/></text:span><text:span text:style-name="T59_42">do</text:span><text:span text:style-name="T59_43"><text:s/></text:span><text:span text:style-name="T59_44">resultado</text:span><text:span text:style-name="T59_45"><text:s/></text:span><text:span text:style-name="T59_46">da</text:span><text:span text:style-name="T59_47"><text:s/></text:span><text:span text:style-name="T59_48">V</text:span><text:span text:style-name="T59_49">&amp;</text:span><text:span text:style-name="T59_50">V</text:span><text:span text:style-name="T59_51">,<text:s/></text:span><text:span text:style-name="T59_52">assim</text:span><text:span text:style-name="T59_53"><text:s/></text:span><text:span text:style-name="T59_54">como</text:span><text:span text:style-name="T59_55"><text:s/></text:span><text:span text:style-name="T59_56">relatar</text:span><text:span text:style-name="T59_57"><text:s/></text:span><text:span text:style-name="T59_58">se</text:span><text:span text:style-name="T59_59"><text:s/></text:span><text:span text:style-name="T59_60">eles</text:span><text:span text:style-name="T59_61"><text:s/></text:span><text:span text:style-name="T59_62">confirmaram</text:span><text:span text:style-name="T59_63"><text:s/></text:span><text:span text:style-name="T59_64">o</text:span><text:span text:style-name="T59_65"><text:s/></text:span><text:span text:style-name="T59_66">recebimento</text:span><text:span text:style-name="T59_67"><text:s/></text:span><text:span text:style-name="T59_68">dos</text:span><text:span text:style-name="T59_69"><text:s/></text:span><text:span text:style-name="T59_70">resultados</text:span><text:span text:style-name="T59_71">&gt;</text:span></text:p>
      <text:h text:style-name="P60" text:outline-level="10"><text:bookmark-start text:name="h.trtw49s19n2v"/><text:bookmark-end text:name="h.trtw49s19n2v"/></text:h>
      <text:p text:style-name="P6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size="16pt" style:font-size-asian="16pt" style:font-size-complex="16pt"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size="16pt" style:font-size-asian="16pt" style:font-size-complex="16pt" fo:font-weight="bold" style:font-weight-asian="bold" style:font-weight-complex="bold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Página</text:span><text:span text:style-name="T1_2"><text:s/></text:span><text:span text:style-name="T1_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